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34mm"/>
    </style:style>
    <style:style style:name="co2" style:family="table-column">
      <style:table-column-properties fo:break-before="auto" style:column-width="155.49mm"/>
    </style:style>
    <style:style style:name="co3" style:family="table-column">
      <style:table-column-properties fo:break-before="auto" style:column-width="48.47mm"/>
    </style:style>
    <style:style style:name="co4" style:family="table-column">
      <style:table-column-properties fo:break-before="auto" style:column-width="64.35mm"/>
    </style:style>
    <style:style style:name="co5" style:family="table-column">
      <style:table-column-properties fo:break-before="auto" style:column-width="48.1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5.12mm"/>
    </style:style>
    <style:style style:name="co11" style:family="table-column">
      <style:table-column-properties fo:break-before="auto" style:column-width="239.64mm"/>
    </style:style>
    <style:style style:name="co12" style:family="table-column">
      <style:table-column-properties fo:break-before="auto" style:column-width="103.21mm"/>
    </style:style>
    <style:style style:name="co10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218.95mm"/>
    </style:style>
    <style:style style:name="co14" style:family="table-column">
      <style:table-column-properties fo:break-before="auto" style:column-width="107.56mm"/>
    </style:style>
    <style:style style:name="co15" style:family="table-column">
      <style:table-column-properties fo:break-before="auto" style:column-width="34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6" style:family="table-row">
      <style:table-row-properties style:row-height="13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0" style:family="table-cell" style:parent-style-name="Default">
      <style:text-properties style:text-line-through-style="solid" style:text-line-through-type="single" style:text-position="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ackground-color="#ffff00" fo:wrap-option="wrap"/>
      <style:text-properties fo:color="#330099" style:text-position=""/>
    </style:style>
    <style:style style:name="ce13" style:family="table-cell" style:parent-style-name="Default">
      <style:table-cell-properties fo:wrap-option="wrap"/>
      <style:text-properties style:use-window-font-color="true" style:text-position=""/>
    </style:style>
    <style:style style:name="ce14" style:family="table-cell" style:parent-style-name="Default">
      <style:table-cell-properties fo:wrap-option="wrap"/>
      <style:text-properties style:use-window-font-color="true" style:text-position="" style:font-name="Liberation Sans" style:font-name-asian="Droid Sans Fallback" style:font-name-complex="FreeSans"/>
    </style:style>
    <style:style style:name="ce15" style:family="table-cell" style:parent-style-name="Default">
      <style:table-cell-properties fo:background-color="transparent" fo:wrap-option="wrap"/>
      <style:text-properties fo:color="#330099" style:text-position=""/>
    </style:style>
    <style:style style:name="ce16" style:family="table-cell" style:parent-style-name="Default">
      <style:table-cell-properties fo:wrap-option="wrap"/>
      <style:text-properties style:text-position=""/>
    </style:style>
    <style:style style:name="ce17" style:family="table-cell" style:parent-style-name="Default">
      <style:table-cell-properties fo:background-color="transparent" fo:wrap-option="wrap"/>
      <style:text-properties fo:color="#996600" style:text-position=""/>
    </style:style>
    <style:style style:name="ce18" style:family="table-cell" style:parent-style-name="Default">
      <style:table-cell-properties fo:background-color="transparent" fo:wrap-option="wrap"/>
      <style:text-properties style:use-window-font-color="true" style:text-position=""/>
    </style:style>
    <style:style style:name="ce19" style:family="table-cell" style:parent-style-name="Default">
      <style:table-cell-properties fo:wrap-option="wrap"/>
      <style:text-properties fo:color="#330099" style:text-position=""/>
    </style:style>
    <style:style style:name="ce2" style:family="table-cell" style:parent-style-name="Default">
      <style:text-properties fo:color="#009900" style:text-position=""/>
    </style:style>
    <style:style style:name="ce20" style:family="table-cell" style:parent-style-name="Default">
      <style:table-cell-properties fo:wrap-option="wrap"/>
      <style:text-properties fo:color="#000066" style:text-position=""/>
    </style:style>
    <style:style style:name="ce21" style:family="table-cell" style:parent-style-name="Default">
      <style:table-cell-properties fo:wrap-option="wrap"/>
      <style:text-properties fo:color="#663300" style:text-position=""/>
    </style:style>
    <style:style style:name="ce22" style:family="table-cell" style:parent-style-name="Default">
      <style:table-cell-properties fo:wrap-option="wrap"/>
      <style:text-properties fo:color="#6600cc" style:text-position=""/>
    </style:style>
    <style:style style:name="ce23" style:family="table-cell" style:parent-style-name="Default">
      <style:table-cell-properties fo:wrap-option="wrap"/>
      <style:text-properties fo:color="#660066" style:text-position=""/>
    </style:style>
    <style:style style:name="ce24" style:family="table-cell" style:parent-style-name="Default">
      <style:table-cell-properties fo:background-color="transparent" fo:wrap-option="wrap"/>
      <style:text-properties style:text-position=""/>
    </style:style>
    <style:style style:name="ce25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26" style:family="table-cell" style:parent-style-name="Default">
      <style:text-properties fo:color="#330099" style:text-position="" style:font-name="Liberation Sans" style:font-name-asian="Droid Sans Fallback" style:font-name-complex="FreeSans"/>
    </style:style>
    <style:style style:name="ce27" style:family="table-cell" style:parent-style-name="Default">
      <style:text-properties style:use-window-font-color="true" style:text-position=""/>
    </style:style>
    <style:style style:name="ce28" style:family="table-cell" style:parent-style-name="Default">
      <style:text-properties style:text-position="" fo:font-weight="bold" style:font-weight-asian="bold" style:font-weight-complex="bold"/>
    </style:style>
    <style:style style:name="ce29" style:family="table-cell" style:parent-style-name="Default">
      <style:text-properties fo:color="#330099" style:text-position=""/>
    </style:style>
    <style:style style:name="ce3" style:family="table-cell" style:parent-style-name="Default">
      <style:table-cell-properties fo:background-color="#ffff00"/>
      <style:text-properties fo:color="#009900" style:text-position=""/>
    </style:style>
    <style:style style:name="ce30" style:family="table-cell" style:parent-style-name="Default">
      <style:text-properties fo:color="#000066" style:text-position=""/>
    </style:style>
    <style:style style:name="ce31" style:family="table-cell" style:parent-style-name="Default">
      <style:table-cell-properties fo:background-color="#ffff00"/>
      <style:text-properties style:use-window-font-color="true" style:text-position=""/>
    </style:style>
    <style:style style:name="ce32" style:family="table-cell" style:parent-style-name="Default">
      <style:text-properties style:use-window-font-color="true" style:text-position="" style:font-name="Liberation Sans" style:font-name-asian="Droid Sans Fallback" style:font-name-complex="FreeSans"/>
    </style:style>
    <style:style style:name="ce33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35" style:family="table-cell" style:parent-style-name="Default">
      <style:text-properties fo:color="#000000" style:text-position=""/>
    </style:style>
    <style:style style:name="ce36" style:family="table-cell" style:parent-style-name="Default">
      <style:text-properties fo:color="#000000" style:text-line-through-style="solid" style:text-line-through-type="single" style:text-position=""/>
    </style:style>
    <style:style style:name="ce37" style:family="table-cell" style:parent-style-name="Default">
      <style:text-properties fo:color="#000099" style:text-position=""/>
    </style:style>
    <style:style style:name="ce38" style:family="table-cell" style:parent-style-name="Default">
      <style:text-properties fo:color="#808080" style:text-position=""/>
    </style:style>
    <style:style style:name="ce39" style:family="table-cell" style:parent-style-name="Default">
      <style:table-cell-properties fo:background-color="#ffff00"/>
      <style:text-properties fo:color="#330099" style:text-position=""/>
    </style:style>
    <style:style style:name="ce4" style:family="table-cell" style:parent-style-name="Default">
      <style:table-cell-properties fo:wrap-option="wrap"/>
      <style:text-properties fo:color="#009900" style:text-position=""/>
    </style:style>
    <style:style style:name="ce5" style:family="table-cell" style:parent-style-name="Default">
      <style:table-cell-properties fo:background-color="#ffff00"/>
      <style:text-properties style:text-position=""/>
    </style:style>
    <style:style style:name="ce6" style:family="table-cell" style:parent-style-name="Default">
      <style:table-cell-properties fo:background-color="transparent"/>
      <style:text-properties style:text-line-through-style="solid" style:text-line-through-type="single" style:text-position=""/>
    </style:style>
    <style:style style:name="ce7" style:family="table-cell" style:parent-style-name="Default">
      <style:table-cell-properties fo:wrap-option="wrap"/>
      <style:text-properties style:text-line-through-style="solid" style:text-line-through-type="single" style:text-position=""/>
    </style:style>
    <style:style style:name="ce8" style:family="table-cell" style:parent-style-name="Default">
      <style:table-cell-properties fo:background-color="#ffff99"/>
      <style:text-properties fo:color="#cccccc" style:text-position=""/>
    </style:style>
    <style:style style:name="ce9" style:family="table-cell" style:parent-style-name="Default">
      <style:table-cell-properties fo:background-color="transparent"/>
      <style:text-properties style:text-position="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4" style:family="table-cell" style:parent-style-name="Default">
      <style:table-cell-properties fo:wrap-option="wrap"/>
      <style:text-properties style:text-outline="false" style:text-line-through-style="none" style:text-line-through-type="none" style:text-position="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ext-properties style:text-outline="false" style:text-line-through-style="none" style:text-line-through-type="none" style:text-position="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ext-properties fo:color="#009900"/>
    </style:style>
    <style:style style:name="ce53" style:family="table-cell" style:parent-style-name="Default">
      <style:table-cell-properties fo:background-color="#ffff00"/>
      <style:text-properties fo:color="#009900"/>
    </style:style>
    <style:style style:name="ce54" style:family="table-cell" style:parent-style-name="Default">
      <style:table-cell-properties fo:wrap-option="wrap"/>
      <style:text-properties fo:color="#009900"/>
    </style:style>
    <style:style style:name="ce55" style:family="table-cell" style:parent-style-name="Default">
      <style:table-cell-properties fo:background-color="#ffff00"/>
    </style:style>
    <style:style style:name="ce56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57" style:family="table-cell" style:parent-style-name="Default">
      <style:table-cell-properties fo:wrap-option="wrap"/>
      <style:text-properties style:text-line-through-style="solid" style:text-line-through-type="single"/>
    </style:style>
    <style:style style:name="ce58" style:family="table-cell" style:parent-style-name="Default">
      <style:table-cell-properties fo:background-color="#ffff99"/>
      <style:text-properties fo:color="#cccccc"/>
    </style:style>
    <style:style style:name="ce59" style:family="table-cell" style:parent-style-name="Default">
      <style:table-cell-properties fo:background-color="transparent"/>
    </style:style>
    <style:style style:name="ce60" style:family="table-cell" style:parent-style-name="Default">
      <style:text-properties style:text-line-through-style="solid" style:text-line-through-type="single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00" fo:wrap-option="wrap"/>
      <style:text-properties fo:color="#330099"/>
    </style:style>
    <style:style style:name="ce63" style:family="table-cell" style:parent-style-name="Default">
      <style:table-cell-properties fo:wrap-option="wrap"/>
      <style:text-properties style:use-window-font-color="true"/>
    </style:style>
    <style:style style:name="ce64" style:family="table-cell" style:parent-style-name="Default">
      <style:table-cell-properties fo:wrap-option="wrap"/>
      <style:text-properties style:use-window-font-color="true" style:font-name="Liberation Sans" style:font-name-asian="Droid Sans Fallback" style:font-name-complex="FreeSans"/>
    </style:style>
    <style:style style:name="ce65" style:family="table-cell" style:parent-style-name="Default">
      <style:table-cell-properties fo:background-color="transparent" fo:wrap-option="wrap"/>
      <style:text-properties fo:color="#330099"/>
    </style:style>
    <style:style style:name="ce66" style:family="table-cell" style:parent-style-name="Default">
      <style:table-cell-properties fo:wrap-option="wrap"/>
    </style:style>
    <style:style style:name="ce67" style:family="table-cell" style:parent-style-name="Default">
      <style:table-cell-properties fo:background-color="transparent" fo:wrap-option="wrap"/>
      <style:text-properties fo:color="#996600"/>
    </style:style>
    <style:style style:name="ce68" style:family="table-cell" style:parent-style-name="Default">
      <style:table-cell-properties fo:background-color="transparent" fo:wrap-option="wrap"/>
      <style:text-properties style:use-window-font-color="true"/>
    </style:style>
    <style:style style:name="ce69" style:family="table-cell" style:parent-style-name="Default">
      <style:table-cell-properties fo:wrap-option="wrap"/>
      <style:text-properties fo:color="#330099"/>
    </style:style>
    <style:style style:name="ce70" style:family="table-cell" style:parent-style-name="Default">
      <style:table-cell-properties fo:wrap-option="wrap"/>
      <style:text-properties fo:color="#000066"/>
    </style:style>
    <style:style style:name="ce71" style:family="table-cell" style:parent-style-name="Default">
      <style:table-cell-properties fo:wrap-option="wrap"/>
      <style:text-properties fo:color="#663300"/>
    </style:style>
    <style:style style:name="ce72" style:family="table-cell" style:parent-style-name="Default">
      <style:table-cell-properties fo:wrap-option="wrap"/>
      <style:text-properties fo:color="#6600cc"/>
    </style:style>
    <style:style style:name="ce73" style:family="table-cell" style:parent-style-name="Default">
      <style:table-cell-properties fo:wrap-option="wrap"/>
      <style:text-properties fo:color="#660066"/>
    </style:style>
    <style:style style:name="ce74" style:family="table-cell" style:parent-style-name="Default">
      <style:table-cell-properties fo:background-color="transparent" fo:wrap-option="wrap"/>
    </style:style>
    <style:style style:name="ce75" style:family="table-cell" style:parent-style-name="Default">
      <style:text-properties style:font-name="Liberation Sans" style:font-name-asian="Droid Sans Fallback" style:font-name-complex="FreeSans"/>
    </style:style>
    <style:style style:name="ce76" style:family="table-cell" style:parent-style-name="Default">
      <style:text-properties fo:color="#330099" style:font-name="Liberation Sans" style:font-name-asian="Droid Sans Fallback" style:font-name-complex="FreeSans"/>
    </style:style>
    <style:style style:name="ce77" style:family="table-cell" style:parent-style-name="Default">
      <style:text-properties style:use-window-font-color="true"/>
    </style:style>
    <style:style style:name="ce78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ext-properties fo:color="#330099"/>
    </style:style>
    <style:style style:name="ce80" style:family="table-cell" style:parent-style-name="Default">
      <style:text-properties fo:color="#000066"/>
    </style:style>
    <style:style style:name="ce81" style:family="table-cell" style:parent-style-name="Default">
      <style:table-cell-properties fo:background-color="#ffff00"/>
      <style:text-properties style:use-window-font-color="true"/>
    </style:style>
    <style:style style:name="ce82" style:family="table-cell" style:parent-style-name="Default">
      <style:text-properties style:use-window-font-color="true" style:font-name="Liberation Sans" style:font-name-asian="Droid Sans Fallback" style:font-name-complex="FreeSans"/>
    </style:style>
    <style:style style:name="ce83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85" style:family="table-cell" style:parent-style-name="Default">
      <style:text-properties fo:color="#000000"/>
    </style:style>
    <style:style style:name="ce86" style:family="table-cell" style:parent-style-name="Default">
      <style:text-properties fo:color="#000000" style:text-line-through-style="solid" style:text-line-through-type="single"/>
    </style:style>
    <style:style style:name="ce87" style:family="table-cell" style:parent-style-name="Default">
      <style:text-properties fo:color="#000099"/>
    </style:style>
    <style:style style:name="ce88" style:family="table-cell" style:parent-style-name="Default">
      <style:text-properties fo:color="#808080"/>
    </style:style>
    <style:style style:name="ce89" style:family="table-cell" style:parent-style-name="Default">
      <style:table-cell-properties fo:background-color="#ffff00"/>
      <style:text-properties fo:color="#330099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7826"/>
    </style:style>
    <style:style style:name="ce91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use-window-font-color="true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3" style:family="table-cell" style:parent-style-name="Default">
      <style:table-cell-properties fo:wrap-option="wrap"/>
      <style:text-properties fo:color="#666666"/>
    </style:style>
    <style:style style:name="ce9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ext-properties fo:color="#666666"/>
    </style:style>
    <style:style style:name="ce9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style:font-name-asian="Droid Sans Fallback" style:font-name-complex="FreeSans"/>
    </style:style>
    <style:style style:name="T2" style:family="text">
      <style:text-properties fo:color="#3c3c3c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3" style:family="text">
      <style:text-properties fo:color="#3c3c3c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4" style:family="text">
      <style:text-properties fo:color="#3c3c3c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5" style:family="text">
      <style:text-properties fo:color="#3c3c3c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6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7" style:family="text">
      <style:text-properties fo:color="#3c3c3c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8" style:family="text">
      <style:text-properties fo:color="#3c3c3c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9" style:family="text">
      <style:text-properties style:font-name-asian="Droid Sans Fallback" style:font-name-complex="FreeSans"/>
    </style:style>
    <style:style style:name="T10" style:family="text">
      <style:text-properties style:font-size-asian="10pt" style:font-size-complex="10pt" fo:color="#3c3c3c" style:font-name="Monospace" fo:font-size="10pt" style:text-underline-style="solid" style:text-underline-width="auto" style:text-underline-color="font-color" style:font-name-asian="Monospace" style:font-name-complex="Monospace"/>
    </style:style>
    <style:style style:name="T11" style:family="text">
      <style:text-properties style:font-name="Monospace" fo:color="#3c3c3c" fo:font-size="10pt" style:text-underline-style="solid" style:text-underline-width="auto" style:text-underline-color="font-color" style:font-name-asian="Monospace" style:font-name-complex="Monospace" style:font-size-complex="10pt" style:font-size-asian="10pt"/>
    </style:style>
    <style:style style:name="T12" style:family="text">
      <style:text-properties fo:color="#3c3c3c" style:font-name="Monospace" fo:font-size="10pt" style:text-underline-style="solid" style:text-underline-width="auto" style:text-underline-color="font-color" style:font-name-asian="Monospace" style:font-name-complex="Monospace" style:font-size-asian="10pt" style:font-size-complex="10pt"/>
    </style:style>
    <style:style style:name="T13" style:family="text">
      <style:text-properties fo:color="#3c3c3c" style:font-size-asian="10pt" style:font-name-complex="Monospace" style:font-name-asian="Monospace" style:font-size-complex="10pt" style:text-underline-style="solid" style:text-underline-width="auto" style:text-underline-color="font-color" fo:font-size="10pt" style:font-name="Monospace"/>
    </style:style>
    <style:style style:name="T14" style:family="text">
      <style:text-properties style:font-name="Monospace" fo:font-size="10pt" style:font-name-asian="Monospace" style:font-name-complex="Monospace" style:font-size-asian="10pt" style:font-size-complex="10pt"/>
    </style:style>
    <style:style style:name="T15" style:family="text">
      <style:text-properties style:font-name="Monospace" fo:font-size="10pt" style:text-underline-style="solid" style:text-underline-width="auto" style:text-underline-color="font-color" fo:color="#3c3c3c" style:font-size-complex="10pt" style:font-name-asian="Monospace" style:font-name-complex="Monospace" style:font-size-asian="10pt"/>
    </style:style>
    <style:style style:name="T16" style:family="text">
      <style:text-properties fo:font-size="10pt" style:font-size-complex="10pt" style:font-size-asian="10pt" style:text-underline-style="solid" style:text-underline-width="auto" style:text-underline-color="font-color" style:font-name-asian="Monospace" style:font-name-complex="Monospace" style:font-name="Monospace" fo:color="#3c3c3c"/>
    </style:style>
  </office:automatic-styles>
  <office:body>
    <office:spreadsheet>
      <table:table table:name="Onre_sentencesExtractionAnalysis" table:style-name="ta1">
        <table:table-column table:style-name="co1" table:default-cell-style-name="Default"/>
        <table:table-column table:style-name="co2" table:default-cell-style-name="ce1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35"/>
        <table:table-column table:style-name="co6" table:default-cell-style-name="Default"/>
        <table:table-row table:style-name="ro1">
          <table:table-cell table:style-name="ce1" office:value-type="string" calcext:value-type="string">
            <text:p>S.No.</text:p>
          </table:table-cell>
          <table:table-cell table:style-name="ce11" office:value-type="string" calcext:value-type="string">
            <text:p>Sentence</text:p>
          </table:table-cell>
          <table:table-cell table:style-name="ce1" office:value-type="string" calcext:value-type="string">
            <text:p>argument</text:p>
          </table:table-cell>
          <table:table-cell table:style-name="ce1" office:value-type="string" calcext:value-type="string">
            <text:p>relation</text:p>
          </table:table-cell>
          <table:table-cell table:style-name="ce1" office:value-type="string" calcext:value-type="string">
            <text:p>quantity (with unitModifier)</text:p>
          </table:table-cell>
          <table:table-cell table:style-name="ce1" office:value-type="string" calcext:value-type="string">
            <text:p>unit / object</text:p>
          </table:table-cell>
          <table:table-cell table:style-name="ce1" office:value-type="string" calcext:value-type="string">
            <text:p>quantityModifier</text:p>
          </table:table-cell>
          <table:table-cell table:style-name="ce34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he population of India is 1.2 billi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.2 b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)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he population of urban India is 1.2 billion</text:p>
          </table:table-cell>
          <table:table-cell office:value-type="string" calcext:value-type="string">
            <text:p>urban India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.2 b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argument on amod edge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India has a population of 1.2 billi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.2 b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3)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he height of Tower is 1063 feet.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1063</text:p>
          </table:table-cell>
          <table:table-cell office:value-type="string" calcext:value-type="string">
            <text:p>fee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2)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he height of Eiffel Tower is 1063 feet</text:p>
          </table:table-cell>
          <table:table-cell office:value-type="string" calcext:value-type="string">
            <text:p>Eiffel Tow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1063</text:p>
          </table:table-cell>
          <table:table-cell office:value-type="string" calcext:value-type="string">
            <text:p>feet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argument on nn edge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he length of pool is 2 kilometres.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modified argument(regex) to be NNP|NN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The length of swimming pool is 2 kilometres.</text:p>
          </table:table-cell>
          <table:table-cell office:value-type="string" calcext:value-type="string">
            <text:p>swimming pool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The total length of swimming pool is 2 kilometres.</text:p>
          </table:table-cell>
          <table:table-cell office:value-type="string" calcext:value-type="string">
            <text:p>swimming pool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relation on amod edge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the total length of the Great Wall of China is 21,196.18 km.</text:p>
          </table:table-cell>
          <table:table-cell table:style-name="ce25" office:value-type="string" calcext:value-type="string">
            <text:p>Great Wall of China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2119618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recursively...expanding argument on 'prep_of' &amp; expanding 'of' in argument on pobj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oad Transport India has a total length of 42.3 lakh km.</text:p>
          </table:table-cell>
          <table:table-cell table:style-name="ce25" office:value-type="string" calcext:value-type="string">
            <text:p>Road Transport India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42.3 lakh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4)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2" office:value-type="string" calcext:value-type="string">
            <text:p>The level of urbanisation in India in 2001 was 28 per cent.</text:p>
          </table:table-cell>
          <table:table-cell table:style-name="ce26" office:value-type="string" calcext:value-type="string">
            <text:p>India / urbanisation in India</text:p>
          </table:table-cell>
          <table:table-cell table:style-name="ce26" office:value-type="string" calcext:value-type="string">
            <text:p>level of urbanisation / level</text:p>
          </table:table-cell>
          <table:table-cell office:value-type="string" calcext:value-type="string">
            <text:p>28</text:p>
          </table:table-cell>
          <table:table-cell table:style-name="ce31" office:value-type="string" calcext:value-type="string">
            <text:p>per cent</text:p>
          </table:table-cell>
          <table:table-cell table:number-columns-repeated="2"/>
          <table:table-cell table:style-name="ce39" office:value-type="string" calcext:value-type="string">
            <text:p>' =&gt; expanding argument on 'prep_in' &amp; expanding 'in' in argument on pobj (per cent yet to be taken into account)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4 people killed in Alabama helicopter crash</text:p>
          </table:table-cell>
          <table:table-cell office:value-type="string" calcext:value-type="string">
            <text:p>Alabama helicopter crash</text:p>
          </table:table-cell>
          <table:table-cell table:style-name="ce27" office:value-type="string" calcext:value-type="string">
            <text:p>[number of] people killed</text:p>
          </table:table-cell>
          <table:table-cell table:style-name="ce27" office:value-type="string" calcext:value-type="string">
            <text:p>4</text:p>
          </table:table-cell>
          <table:table-cell table:style-name="ce27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5)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the number of people killed in Alabama helicopter crash is 4</text:p>
          </table:table-cell>
          <table:table-cell office:value-type="string" calcext:value-type="string">
            <text:p>Alabama helicopter crash</text:p>
          </table:table-cell>
          <table:table-cell table:style-name="ce27" office:value-type="string" calcext:value-type="string">
            <text:p>[number of] people killed</text:p>
          </table:table-cell>
          <table:table-cell table:style-name="ce27" office:value-type="string" calcext:value-type="string">
            <text:p>4</text:p>
          </table:table-cell>
          <table:table-cell table:style-name="ce27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6)</text:p>
          </table:table-cell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3" office:value-type="string" calcext:value-type="string">
            <text:p>3,329 people died in plane crashes around the world</text:p>
          </table:table-cell>
          <table:table-cell office:value-type="string" calcext:value-type="string">
            <text:p>plane crashes</text:p>
          </table:table-cell>
          <table:table-cell table:style-name="ce27" office:value-type="string" calcext:value-type="string">
            <text:p>[number of] people died</text:p>
          </table:table-cell>
          <table:table-cell table:style-name="ce27" office:value-type="string" calcext:value-type="string">
            <text:p>3329</text:p>
          </table:table-cell>
          <table:table-cell table:style-name="ce27"/>
          <table:table-cell table:style-name="ce31" office:value-type="string" calcext:value-type="string">
            <text:p>around the world</text:p>
          </table:table-cell>
          <table:table-cell table:number-columns-repeated="2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4" office:value-type="string" calcext:value-type="string">
            <text:p><text:span text:style-name="T1">Nearly 1.3 million people die in road crashes each year.</text:span></text:p>
          </table:table-cell>
          <table:table-cell office:value-type="string" calcext:value-type="string">
            <text:p>road crashes</text:p>
          </table:table-cell>
          <table:table-cell table:style-name="ce27" office:value-type="string" calcext:value-type="string">
            <text:p>[number of] people die</text:p>
          </table:table-cell>
          <table:table-cell table:style-name="ce27" office:value-type="string" calcext:value-type="string">
            <text:p>1.3 million</text:p>
          </table:table-cell>
          <table:table-cell table:style-name="ce27"/>
          <table:table-cell table:style-name="ce27" office:value-type="string" calcext:value-type="string">
            <text:p>each year</text:p>
          </table:table-cell>
          <table:table-cell table:number-columns-repeated="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India has 14,500 km of navigable waterways.</text:p>
          </table:table-cell>
          <table:table-cell office:value-type="string" calcext:value-type="string">
            <text:p>India</text:p>
          </table:table-cell>
          <table:table-cell table:style-name="ce27" office:value-type="string" calcext:value-type="string">
            <text:p>navigable waterways</text:p>
          </table:table-cell>
          <table:table-cell table:style-name="ce27" office:value-type="string" calcext:value-type="string">
            <text:p>14500</text:p>
          </table:table-cell>
          <table:table-cell table:style-name="ce27" office:value-type="string" calcext:value-type="string">
            <text:p>km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9)</text:p>
          </table:table-cell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4" office:value-type="string" calcext:value-type="string">
            <text:p>The National Highways constitute only 1.67 per cent of the total road length</text:p>
          </table:table-cell>
          <table:table-cell office:value-type="string" calcext:value-type="string">
            <text:p>National Highways</text:p>
          </table:table-cell>
          <table:table-cell table:style-name="ce27" office:value-type="string" calcext:value-type="string">
            <text:p>consitute</text:p>
          </table:table-cell>
          <table:table-cell table:style-name="ce27" office:value-type="string" calcext:value-type="string">
            <text:p>1.67</text:p>
          </table:table-cell>
          <table:table-cell table:style-name="ce27" office:value-type="string" calcext:value-type="string">
            <text:p>per cent</text:p>
          </table:table-cell>
          <table:table-cell table:style-name="ce32" office:value-type="string" calcext:value-type="string">
            <text:p>of the total road length</text:p>
          </table:table-cell>
          <table:table-cell table:number-columns-repeated="2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3" office:value-type="string" calcext:value-type="string">
            <text:p>164 people have died of cold in Delhi.</text:p>
          </table:table-cell>
          <table:table-cell office:value-type="string" calcext:value-type="string">
            <text:p>Delhi</text:p>
          </table:table-cell>
          <table:table-cell table:style-name="ce27" office:value-type="string" calcext:value-type="string">
            <text:p>[number of] people died of cold</text:p>
          </table:table-cell>
          <table:table-cell table:style-name="ce27" office:value-type="string" calcext:value-type="string">
            <text:p>164</text:p>
          </table:table-cell>
          <table:table-cell table:style-name="ce27" table:number-columns-repeated="2"/>
          <table:table-cell table:number-columns-repeated="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The Vichy regime of Henri Pétain killed 65,000 French Jews</text:p>
          </table:table-cell>
          <table:table-cell table:style-name="ce25" office:value-type="string" calcext:value-type="string">
            <text:p>Vichy regime of Henri Pétain</text:p>
          </table:table-cell>
          <table:table-cell table:style-name="ce27" office:value-type="string" calcext:value-type="string">
            <text:p>[number of] French Jews killed</text:p>
          </table:table-cell>
          <table:table-cell table:style-name="ce27" office:value-type="string" calcext:value-type="string">
            <text:p>65000</text:p>
          </table:table-cell>
          <table:table-cell table:style-name="ce27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3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5" office:value-type="string" calcext:value-type="string">
            <text:p>20 of Americans think that the sun goes around the earth.</text:p>
          </table:table-cell>
          <table:table-cell office:value-type="string" calcext:value-type="string">
            <text:p>sun goes around the earth</text:p>
          </table:table-cell>
          <table:table-cell office:value-type="string" calcext:value-type="string">
            <text:p>[number of] Americans think</text:p>
          </table:table-cell>
          <table:table-cell office:value-type="string" calcext:value-type="string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5" office:value-type="string" calcext:value-type="string">
            <text:p>NAI is currently composed of 15 Lead Research Teams</text:p>
          </table:table-cell>
          <table:table-cell office:value-type="string" calcext:value-type="string">
            <text:p>NAI</text:p>
          </table:table-cell>
          <table:table-cell table:style-name="ce29" office:value-type="string" calcext:value-type="string">
            <text:p>composed of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Lead Research Teams</text:p>
          </table:table-cell>
          <table:table-cell table:number-columns-repeated="3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4" office:value-type="string" calcext:value-type="string">
            <text:p>50,000 people die of infectuous diseases every day.</text:p>
          </table:table-cell>
          <table:table-cell office:value-type="string" calcext:value-type="string">
            <text:p>infectuous diseases</text:p>
          </table:table-cell>
          <table:table-cell office:value-type="string" calcext:value-type="string">
            <text:p>[number of] people die</text:p>
          </table:table-cell>
          <table:table-cell office:value-type="string" calcext:value-type="string">
            <text:p>50000</text:p>
          </table:table-cell>
          <table:table-cell table:number-columns-repeated="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Yet in 1948, Arabs owned a mere 3 percent of so-called "Palestine".</text:p>
          </table:table-cell>
          <table:table-cell office:value-type="string" calcext:value-type="string">
            <text:p>Arabs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of so-called “Palestine”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This page is 30 kilobytes long</text:p>
          </table:table-cell>
          <table:table-cell office:value-type="string" calcext:value-type="string">
            <text:p>page</text:p>
          </table:table-cell>
          <table:table-cell table:style-name="ce27" office:value-type="string" calcext:value-type="string">
            <text:p>[length]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kilobyt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7)</text:p>
          </table:table-cell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The page was 48 kilobytes long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kilobyt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office:value-type="string" calcext:value-type="string">
            <text:p>20 percent of the Polish clergy was killed by the Nazis</text:p>
          </table:table-cell>
          <table:table-cell office:value-type="string" calcext:value-type="string">
            <text:p>Nazis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of the Polish clergy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5" office:value-type="string" calcext:value-type="string">
            <text:p>His more than 100 trips abroad have attracted enormous crowds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[number of] trips attracted enormous crowds</text:p>
          </table:table-cell>
          <table:table-cell office:value-type="string" calcext:value-type="string">
            <text:p>1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7" office:value-type="string" calcext:value-type="string">
            <text:p>Abu Sufyan led a great confederacy of 10,000 men against Medina.</text:p>
          </table:table-cell>
          <table:table-cell office:value-type="string" calcext:value-type="string">
            <text:p>Abu Sufyan</text:p>
          </table:table-cell>
          <table:table-cell office:value-type="string" calcext:value-type="string">
            <text:p>led a great confederacy of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against Medin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7" office:value-type="string" calcext:value-type="string">
            <text:p>Abu Sufyan hoping for revenge entered the Medina with 3,000 men.</text:p>
          </table:table-cell>
          <table:table-cell table:style-name="ce25" office:value-type="string" calcext:value-type="string">
            <text:p>Abu Sufyan</text:p>
          </table:table-cell>
          <table:table-cell office:value-type="string" calcext:value-type="string">
            <text:p>entered the Medina with</text:p>
          </table:table-cell>
          <table:table-cell office:value-type="string" calcext:value-type="string">
            <text:p>3000</text:p>
          </table:table-cell>
          <table:table-cell office:value-type="string" calcext:value-type="string">
            <text:p>men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The total planned length of the system is 9,060 km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otal planned length</text:p>
          </table:table-cell>
          <table:table-cell office:value-type="string" calcext:value-type="string">
            <text:p>906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its culturable command area is 5.53 lakh hectares.</text:p>
          </table:table-cell>
          <table:table-cell table:style-name="ce27" office:value-type="string" calcext:value-type="string">
            <text:p>its</text:p>
          </table:table-cell>
          <table:table-cell office:value-type="string" calcext:value-type="string">
            <text:p>cultural command area</text:p>
          </table:table-cell>
          <table:table-cell office:value-type="string" calcext:value-type="string">
            <text:p>5.53 lakh</text:p>
          </table:table-cell>
          <table:table-cell office:value-type="string" calcext:value-type="string">
            <text:p>hecta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1) &amp; expanding {rel} on NN</text:p>
          </table:table-cell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the total population of Bharmaur sub-division was 39,113</text:p>
          </table:table-cell>
          <table:table-cell office:value-type="string" calcext:value-type="string">
            <text:p>Bharmaur sub-division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391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0)</text:p>
          </table:table-cell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Its mean monthly temperature in January remains 4°C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mean monthly temperature in January</text:p>
          </table:table-cell>
          <table:table-cell office:value-type="string" calcext:value-type="string">
            <text:p>4</text:p>
          </table:table-cell>
          <table:table-cell table:style-name="ce25" office:value-type="string" calcext:value-type="string">
            <text:p>°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2) &amp; expanding {rel} on prep_in</text:p>
          </table:table-cell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8" office:value-type="string" calcext:value-type="string">
            <text:p>Planning Commission of India identified 67 districts of the country prone to drought.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districts prone to drought</text:p>
          </table:table-cell>
          <table:table-cell office:value-type="string" calcext:value-type="string">
            <text:p>67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9" office:value-type="string" calcext:value-type="string">
            <text:p>139 factories were in operation.</text:p>
          </table:table-cell>
          <table:table-cell office:value-type="string" calcext:value-type="string">
            <text:p>factories</text:p>
          </table:table-cell>
          <table:table-cell office:value-type="string" calcext:value-type="string">
            <text:p>in operation</text:p>
          </table:table-cell>
          <table:table-cell office:value-type="string" calcext:value-type="string">
            <text:p>139</text:p>
          </table:table-cell>
          <table:table-cell table:number-columns-repeated="4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7" office:value-type="string" calcext:value-type="string">
            <text:p>The country’s potential of wind power generation exceeds 50,000 megawatts</text:p>
          </table:table-cell>
          <table:table-cell table:style-name="ce7" office:value-type="string" calcext:value-type="string">
            <text:p>country</text:p>
          </table:table-cell>
          <table:table-cell table:style-name="ce7" office:value-type="string" calcext:value-type="string">
            <text:p>potential of wind power generation</text:p>
          </table:table-cell>
          <table:table-cell table:style-name="ce7" office:value-type="string" calcext:value-type="string">
            <text:p>50000</text:p>
          </table:table-cell>
          <table:table-cell table:style-name="ce7" office:value-type="string" calcext:value-type="string">
            <text:p>megawatts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0" office:value-type="string" calcext:value-type="string">
            <text:p>It has an ambitious programme to install 250 wind-driven turbines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0" office:value-type="string" calcext:value-type="string">
            <text:p>Solar energy is 7 per cent more effective than coal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There are 21 refineries in India as on June 2011</text:p>
          </table:table-cell>
          <table:table-cell office:value-type="string" calcext:value-type="string">
            <text:p>Inda</text:p>
          </table:table-cell>
          <table:table-cell office:value-type="string" calcext:value-type="string">
            <text:p>[number of] refineries</text:p>
          </table:table-cell>
          <table:table-cell office:value-type="string" calcext:value-type="string">
            <text:p>21</text:p>
          </table:table-cell>
          <table:table-cell/>
          <table:table-cell table:style-name="ce5" office:value-type="string" calcext:value-type="string">
            <text:p>as on June 2011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1" office:value-type="string" calcext:value-type="string">
            <text:p>The Central Pollution Control Board (CPCB) in collaboration with State Pollution Control Boards has been monitoring water quality of national aquatic resources at 507 stations.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Of the total net irrigated area 76.1 per cent in Punjab are irrigated through wells and tube wells.</text:p>
          </table:table-cell>
          <table:table-cell table:style-name="ce7" office:value-type="string" calcext:value-type="string">
            <text:p>Punjab</text:p>
          </table:table-cell>
          <table:table-cell table:style-name="ce7" office:value-type="string" calcext:value-type="string">
            <text:p>irrigated through wells and tube wells</text:p>
          </table:table-cell>
          <table:table-cell table:style-name="ce7" office:value-type="string" calcext:value-type="string">
            <text:p>76.1</text:p>
          </table:table-cell>
          <table:table-cell table:style-name="ce7" office:value-type="string" calcext:value-type="string">
            <text:p>per cent</text:p>
          </table:table-cell>
          <table:table-cell table:style-name="ce7" office:value-type="string" calcext:value-type="string">
            <text:p>of the total net irrigated area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9" office:value-type="string" calcext:value-type="string">
            <text:p>The mean annual flow in all the river basins in India is estimated to be 1,869 cubic km.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ean annual flow in all the river basins</text:p>
          </table:table-cell>
          <table:table-cell office:value-type="string" calcext:value-type="string">
            <text:p>1869</text:p>
          </table:table-cell>
          <table:table-cell office:value-type="string" calcext:value-type="string">
            <text:p>cubic km</text:p>
          </table:table-cell>
          <table:table-cell table:number-columns-repeated="3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office:value-type="string" calcext:value-type="string">
            <text:p>In the country, there are about 10,360 rivers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rivers</text:p>
          </table:table-cell>
          <table:table-cell office:value-type="string" calcext:value-type="string">
            <text:p>10360</text:p>
          </table:table-cell>
          <table:table-cell table:number-columns-repeated="4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the total utilisable water resource in the country is only 1,122 cubic km.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total utilisable water resource</text:p>
          </table:table-cell>
          <table:table-cell office:value-type="string" calcext:value-type="string">
            <text:p>1122</text:p>
          </table:table-cell>
          <table:table-cell office:value-type="string" calcext:value-type="string">
            <text:p>cubic km</text:p>
          </table:table-cell>
          <table:table-cell table:number-columns-repeated="3"/>
        </table:table-row>
        <table:table-row table:style-name="ro2"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The availability from surface water and replenishable groundwater is 1,869 cubic km.</text:p>
          </table:table-cell>
          <table:table-cell table:style-name="ce7" office:value-type="string" calcext:value-type="string">
            <text:p>surface water and replenishable groundwater</text:p>
          </table:table-cell>
          <table:table-cell table:style-name="ce7" office:value-type="string" calcext:value-type="string">
            <text:p>avaibility</text:p>
          </table:table-cell>
          <table:table-cell table:style-name="ce7" office:value-type="string" calcext:value-type="string">
            <text:p>1869</text:p>
          </table:table-cell>
          <table:table-cell table:style-name="ce7" office:value-type="string" calcext:value-type="string">
            <text:p>cubic km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Water Resources of India accounts for about 2.45 per cent of world’s surface area</text:p>
          </table:table-cell>
          <table:table-cell table:style-name="ce7" office:value-type="string" calcext:value-type="string">
            <text:p>India</text:p>
          </table:table-cell>
          <table:table-cell table:style-name="ce7" office:value-type="string" calcext:value-type="string">
            <text:p>Water Resources</text:p>
          </table:table-cell>
          <table:table-cell table:style-name="ce7" office:value-type="string" calcext:value-type="string">
            <text:p>2.45</text:p>
          </table:table-cell>
          <table:table-cell table:style-name="ce7" office:value-type="string" calcext:value-type="string">
            <text:p>per cent</text:p>
          </table:table-cell>
          <table:table-cell table:style-name="ce7" office:value-type="string" calcext:value-type="string">
            <text:p>of world's surface area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Approximately, 71 per cent of the earth’s surface is covered with it</text:p>
          </table:table-cell>
          <table:table-cell table:style-name="ce7" office:value-type="string" calcext:value-type="string">
            <text:p>earth's surface</text:p>
          </table:table-cell>
          <table:table-cell table:style-name="ce7" office:value-type="string" calcext:value-type="string">
            <text:p>covered with it</text:p>
          </table:table-cell>
          <table:table-cell table:style-name="ce7" office:value-type="string" calcext:value-type="string">
            <text:p>71</text:p>
          </table:table-cell>
          <table:table-cell table:style-name="ce7" office:value-type="string" calcext:value-type="string">
            <text:p>per cent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fresh water constitutes only about 3 per cent of the total water</text:p>
          </table:table-cell>
          <table:table-cell office:value-type="string" calcext:value-type="string">
            <text:p>fresh water</text:p>
          </table:table-cell>
          <table:table-cell office:value-type="string" calcext:value-type="string">
            <text:p>constitutes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total water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20" office:value-type="string" calcext:value-type="string">
            <text:p>60 per cent of the ownership holdings have a size smaller than one</text:p>
          </table:table-cell>
          <table:table-cell office:value-type="string" calcext:value-type="string">
            <text:p>ownership holdings</text:p>
          </table:table-cell>
          <table:table-cell office:value-type="string" calcext:value-type="string">
            <text:p>size smaller than on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per cent</text:p>
          </table:table-cell>
          <table:table-cell table:number-columns-repeated="3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office:value-type="string" calcext:value-type="string">
            <text:p>India produces only about 3.2 per cent coffee of the world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roduces coffee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world</text:p>
          </table:table-cell>
          <table:table-cell table:number-columns-repeated="2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it occupies only 2.4 per cent of total cropped area in the country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ccupies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otal cropped area in the country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Cotton occupies about 4.7 per cent of total cropped area in the country.</text:p>
          </table:table-cell>
          <table:table-cell office:value-type="string" calcext:value-type="string">
            <text:p>Cotton</text:p>
          </table:table-cell>
          <table:table-cell office:value-type="string" calcext:value-type="string">
            <text:p>occupies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otal cropped area in the country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These two states together produce about 90 per cent of total output of soyabean in the country.</text:p>
          </table:table-cell>
          <table:table-cell office:value-type="string" calcext:value-type="string">
            <text:p>These two states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otal output of soyabean in the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 =&gt; expanding argument on 'num'</text:p>
          </table:table-cell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These oil seeds together occupy only 2.5 per cent of total cropped area in the country.</text:p>
          </table:table-cell>
          <table:table-cell office:value-type="string" calcext:value-type="string">
            <text:p>oil seeds</text:p>
          </table:table-cell>
          <table:table-cell office:value-type="string" calcext:value-type="string">
            <text:p>occupy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per ce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expanding argument on 'det'</text:p>
          </table:table-cell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India produces about 18.8 per cent of the total groundnut production in the world</text:p>
          </table:table-cell>
          <table:table-cell office:value-type="string" calcext:value-type="string">
            <text:p>India</text:p>
          </table:table-cell>
          <table:table-cell table:style-name="ce29" office:value-type="string" calcext:value-type="string">
            <text:p>produces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total groundnut production in the world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9" office:value-type="string" calcext:value-type="string">
            <text:p>The country produces about 11 per cent cereals of the world</text:p>
          </table:table-cell>
          <table:table-cell office:value-type="string" calcext:value-type="string">
            <text:p>The country</text:p>
          </table:table-cell>
          <table:table-cell table:style-name="ce29" office:value-type="string" calcext:value-type="string">
            <text:p>produces cereal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er cent</text:p>
          </table:table-cell>
          <table:table-cell table:style-name="ce29" office:value-type="string" calcext:value-type="string">
            <text:p>of the world</text:p>
          </table:table-cell>
          <table:table-cell table:number-columns-repeated="2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India contributes 21.6 per cent of rice production in the world</text:p>
          </table:table-cell>
          <table:table-cell office:value-type="string" calcext:value-type="string">
            <text:p>India</text:p>
          </table:table-cell>
          <table:table-cell table:style-name="ce29" office:value-type="string" calcext:value-type="string">
            <text:p>contributes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percent</text:p>
          </table:table-cell>
          <table:table-cell table:style-name="ce33" office:value-type="string" calcext:value-type="string">
            <text:p>of rice production in the world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reater Mumbai is the largest agglomeration with 16.4 million people.</text:p>
          </table:table-cell>
          <table:table-cell office:value-type="string" calcext:value-type="string">
            <text:p>Greater Mumbai</text:p>
          </table:table-cell>
          <table:table-cell office:value-type="string" calcext:value-type="string">
            <text:p>[number of] people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million</text:p>
          </table:table-cell>
          <table:table-cell table:number-columns-repeated="3"/>
        </table:table-row>
        <table:table-row table:style-name="ro1">
          <table:table-cell table:style-name="ce5" office:value-type="float" office:value="59" calcext:value-type="float">
            <text:p>59</text:p>
          </table:table-cell>
          <table:table-cell office:value-type="string" calcext:value-type="string">
            <text:p>21.0% of urban population lives in these mega cities.</text:p>
          </table:table-cell>
          <table:table-cell office:value-type="string" calcext:value-type="string">
            <text:p>these mega cities</text:p>
          </table:table-cell>
          <table:table-cell office:value-type="string" calcext:value-type="string">
            <text:p>urban population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Employment rate for educated youth is 25 per cent.</text:p>
          </table:table-cell>
          <table:table-cell office:value-type="string" calcext:value-type="string">
            <text:p>educated youth</text:p>
          </table:table-cell>
          <table:table-cell office:value-type="string" calcext:value-type="string">
            <text:p>Employment ra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er ce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modified pattern (#3 &amp; #1) to allow 'for' as well</text:p>
          </table:table-cell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office:value-type="string" calcext:value-type="string">
            <text:p>For India, it is estimated that its GDP was Rs. 3200 thousand crores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GDP</text:p>
          </table:table-cell>
          <table:table-cell office:value-type="string" calcext:value-type="string">
            <text:p>3200 thousand crores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9" office:value-type="string" calcext:value-type="string">
            <text:p>3.8% of workers are engaged in household industries</text:p>
          </table:table-cell>
          <table:table-cell office:value-type="string" calcext:value-type="string">
            <text:p>household industries</text:p>
          </table:table-cell>
          <table:table-cell table:style-name="ce29" office:value-type="string" calcext:value-type="string">
            <text:p>engaged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per cent</text:p>
          </table:table-cell>
          <table:table-cell table:style-name="ce29" office:value-type="string" calcext:value-type="string">
            <text:p>of workers</text:p>
          </table:table-cell>
          <table:table-cell table:number-columns-repeated="2"/>
        </table:table-row>
        <table:table-row table:style-name="ro2"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About 54.6 per cent of total working population are cultivators and agricultural labourers</text:p>
          </table:table-cell>
          <table:table-cell table:style-name="ce7" office:value-type="string" calcext:value-type="string">
            <text:p>cultivators and agricultural labourers</text:p>
          </table:table-cell>
          <table:table-cell table:style-name="ce7" office:value-type="string" calcext:value-type="string">
            <text:p>[???]</text:p>
          </table:table-cell>
          <table:table-cell table:style-name="ce7" office:value-type="string" calcext:value-type="string">
            <text:p>54.6</text:p>
          </table:table-cell>
          <table:table-cell table:style-name="ce7" office:value-type="string" calcext:value-type="string">
            <text:p>per cent</text:p>
          </table:table-cell>
          <table:table-cell table:style-name="ce7" office:value-type="string" calcext:value-type="string">
            <text:p>of total working population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India has 640,867 villages according to the Census 2011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[number of] villages</text:p>
          </table:table-cell>
          <table:table-cell office:value-type="string" calcext:value-type="string">
            <text:p>6408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office:value-type="string" calcext:value-type="string">
            <text:p>The density of population in India is 382 persons per sq km.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ensity of population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per sq km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e remits Rs. 20,000 per year to his father in his native village.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emits to his father in his native village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er year</text:p>
          </table:table-cell>
          <table:table-cell table:number-columns-repeated="2"/>
        </table:table-row>
        <table:table-row table:style-name="ro1">
          <table:table-cell table:style-name="ce8" office:value-type="float" office:value="67" calcext:value-type="float">
            <text:p>67</text:p>
          </table:table-cell>
          <table:table-cell office:value-type="string" calcext:value-type="string">
            <text:p>There were 19 international airports functioning in the countr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international airports functioning</text:p>
          </table:table-cell>
          <table:table-cell office:value-type="string" calcext:value-type="string">
            <text:p>19</text:p>
          </table:table-cell>
          <table:table-cell table:number-columns-repeated="4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office:value-type="string" calcext:value-type="string">
            <text:p>Haldia Port is located 105 km downstream from Kolkata.</text:p>
          </table:table-cell>
          <table:table-cell office:value-type="string" calcext:value-type="string">
            <text:p>Haldia Port</text:p>
          </table:table-cell>
          <table:table-cell office:value-type="string" calcext:value-type="string">
            <text:p>[location] downstream from Kolkata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The port is 20 km long</text:p>
          </table:table-cell>
          <table:table-cell office:value-type="string" calcext:value-type="string">
            <text:p>The port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modified pattern (#7)</text:p>
          </table:table-cell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At present, India has 12 major ports.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[number of] major ports</text:p>
          </table:table-cell>
          <table:table-cell office:value-type="string" calcext:value-type="string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' =&gt; new pattern (#8) &amp; expanding unitObjType on amod</text:p>
          </table:table-cell>
        </table:table-row>
        <table:table-row table:style-name="ro1"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In 1950-51, India’s external trade was worth Rs.1,214 crore</text:p>
          </table:table-cell>
          <table:table-cell table:style-name="ce7" office:value-type="string" calcext:value-type="string">
            <text:p>India</text:p>
          </table:table-cell>
          <table:table-cell table:style-name="ce7" office:value-type="string" calcext:value-type="string">
            <text:p>extrernal trade worth</text:p>
          </table:table-cell>
          <table:table-cell table:style-name="ce7" office:value-type="string" calcext:value-type="string">
            <text:p>1214 crore</text:p>
          </table:table-cell>
          <table:table-cell table:style-name="ce7" office:value-type="string" calcext:value-type="string">
            <text:p>Rs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office:value-type="string" calcext:value-type="string">
            <text:p>In 2010, domestic movement involved 520.21 lakh passengers</text:p>
          </table:table-cell>
          <table:table-cell office:value-type="string" calcext:value-type="string">
            <text:p>domestic movement</text:p>
          </table:table-cell>
          <table:table-cell office:value-type="string" calcext:value-type="string">
            <text:p>[number of] passengers</text:p>
          </table:table-cell>
          <table:table-cell office:value-type="string" calcext:value-type="string">
            <text:p>520.21 lakh</text:p>
          </table:table-cell>
          <table:table-cell table:number-columns-repeated="4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The authority manages 125 airports.</text:p>
          </table:table-cell>
          <table:table-cell office:value-type="string" calcext:value-type="string">
            <text:p>The authority</text:p>
          </table:table-cell>
          <table:table-cell office:value-type="string" calcext:value-type="string">
            <text:p>manages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airpor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office:value-type="string" calcext:value-type="string">
            <text:p>Oceanic Routes India has a vast coastline of approximate 7,517 km, including islands.</text:p>
          </table:table-cell>
          <table:table-cell office:value-type="string" calcext:value-type="string">
            <text:p>Oceanic Routes India</text:p>
          </table:table-cell>
          <table:table-cell office:value-type="string" calcext:value-type="string">
            <text:p>coastline</text:p>
          </table:table-cell>
          <table:table-cell office:value-type="string" calcext:value-type="string">
            <text:p>7517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t present, 5,685 km of major rivers are navigable by mechanised flat bottom vessels.</text:p>
          </table:table-cell>
          <table:table-cell office:value-type="string" calcext:value-type="string">
            <text:p>major rivers</text:p>
          </table:table-cell>
          <table:table-cell office:value-type="string" calcext:value-type="string">
            <text:p>navigable by mechanised flat bottom vessels</text:p>
          </table:table-cell>
          <table:table-cell office:value-type="string" calcext:value-type="string">
            <text:p>5685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It crosses 146 river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sses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river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It is 760 km long rail rout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76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The total length of narrow guage was 2463 km in 2011.</text:p>
          </table:table-cell>
          <table:table-cell office:value-type="string" calcext:value-type="string">
            <text:p>narrow guage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2463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The total length of broad gauge lines was 55188 km in 2011.</text:p>
          </table:table-cell>
          <table:table-cell office:value-type="string" calcext:value-type="string">
            <text:p>broad gauge lines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55188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The length of Indian Railways network is 64460 km</text:p>
          </table:table-cell>
          <table:table-cell office:value-type="string" calcext:value-type="string">
            <text:p>Indian Railways network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6446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81" calcext:value-type="float">
            <text:p>81</text:p>
          </table:table-cell>
          <table:table-cell table:style-name="ce19" office:value-type="string" calcext:value-type="string">
            <text:p>This road runs at an average altitude of 4,270 metres above the mean sea level.</text:p>
          </table:table-cell>
          <table:table-cell office:value-type="string" calcext:value-type="string">
            <text:p>This road</text:p>
          </table:table-cell>
          <table:table-cell office:value-type="string" calcext:value-type="string">
            <text:p>average altitude</text:p>
          </table:table-cell>
          <table:table-cell office:value-type="string" calcext:value-type="string">
            <text:p>4270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above the mean sea level</text:p>
          </table:table-cell>
          <table:table-cell table:number-columns-repeated="2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They account for 14 per cent of the total road length of the country.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ercent</text:p>
          </table:table-cell>
          <table:table-cell table:style-name="ce25" office:value-type="string" calcext:value-type="string">
            <text:p>of the total road length of the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4) &amp; setting q_unit_plus if unit is percent</text:p>
          </table:table-cell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These constitute 4 per cent of total road length in the country.</text:p>
          </table:table-cell>
          <table:table-cell office:value-type="string" calcext:value-type="string">
            <text:p>These</text:p>
          </table:table-cell>
          <table:table-cell office:value-type="string" calcext:value-type="string">
            <text:p>consitu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ercent</text:p>
          </table:table-cell>
          <table:table-cell table:style-name="ce25" office:value-type="string" calcext:value-type="string">
            <text:p>of total road length in the country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' =&gt; new pattern (#15)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Road Transport India has one of the largest road networks in the world with a total length of 42.3 lakh km</text:p>
          </table:table-cell>
          <table:table-cell office:value-type="string" calcext:value-type="string">
            <text:p>Road Transport India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42.3 lakh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4" office:value-type="string" calcext:value-type="string">
            <text:p>Pakistan has a population of over 190 million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90 m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ndia is the second most populous country in the world, with over 1.277 billion peopl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[number of] people</text:p>
          </table:table-cell>
          <table:table-cell office:value-type="string" calcext:value-type="string">
            <text:p>1.277 billion</text:p>
          </table:table-cell>
          <table:table-cell table:number-columns-repeated="4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Its population growth rate is 1.2%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population growth rate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%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9" office:value-type="string" calcext:value-type="string">
            <text:p>The United States emerged from 13 British colonies along the East Coast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emerged from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British colonies along the East Coast.</text:p>
          </table:table-cell>
          <table:table-cell table:number-columns-repeated="3"/>
        </table:table-row>
        <table:table-row table:style-name="ro1">
          <table:table-cell table:style-name="ce5" office:value-type="float" office:value="89" calcext:value-type="float">
            <text:p>89</text:p>
          </table:table-cell>
          <table:table-cell office:value-type="string" calcext:value-type="string">
            <text:p>The total stock of foreign investment in Australia was $2.5 trillion in 2013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otal stock of foreign investment</text:p>
          </table:table-cell>
          <table:table-cell office:value-type="string" calcext:value-type="string">
            <text:p>2.5 trillion</text:p>
          </table:table-cell>
          <table:table-cell office:value-type="string" calcext:value-type="string">
            <text:p>$</text:p>
          </table:table-cell>
          <table:table-cell table:number-columns-repeated="3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19" office:value-type="string" calcext:value-type="string">
            <text:p>Australian investment abroad totalled $1.6 trillion.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investment abroad</text:p>
          </table:table-cell>
          <table:table-cell office:value-type="string" calcext:value-type="string">
            <text:p>1.6 trillion</text:p>
          </table:table-cell>
          <table:table-cell office:value-type="string" calcext:value-type="string">
            <text:p>$</text:p>
          </table:table-cell>
          <table:table-cell table:number-columns-repeated="3"/>
        </table:table-row>
        <table:table-row table:style-name="ro1">
          <table:table-cell table:style-name="ce5" office:value-type="float" office:value="91" calcext:value-type="float">
            <text:p>91</text:p>
          </table:table-cell>
          <table:table-cell table:style-name="ce19" office:value-type="string" calcext:value-type="string">
            <text:p>In 2013 alone, foreign investors injected $115 billion of direct investment into Australia</text:p>
          </table:table-cell>
          <table:table-cell office:value-type="string" calcext:value-type="string">
            <text:p>foreign investors</text:p>
          </table:table-cell>
          <table:table-cell office:value-type="string" calcext:value-type="string">
            <text:p>injected</text:p>
          </table:table-cell>
          <table:table-cell office:value-type="string" calcext:value-type="string">
            <text:p>115 billion</text:p>
          </table:table-cell>
          <table:table-cell office:value-type="string" calcext:value-type="string">
            <text:p>$</text:p>
          </table:table-cell>
          <table:table-cell table:style-name="ce25" office:value-type="string" calcext:value-type="string">
            <text:p>of direct investment into Australia</text:p>
          </table:table-cell>
          <table:table-cell table:number-columns-repeated="2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21" office:value-type="string" calcext:value-type="string">
            <text:p>Canada is the world's sixth-largest producer of electricity generated by nuclear power, producing 97 billion kWh in 2013.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19" office:value-type="string" calcext:value-type="string">
            <text:p>In 2007, Canadian per capita power consumption was among the highest in the world, with an average of 16,995 kWh per annum.</text:p>
          </table:table-cell>
          <table:table-cell office:value-type="string" calcext:value-type="string">
            <text:p>Candian</text:p>
          </table:table-cell>
          <table:table-cell office:value-type="string" calcext:value-type="string">
            <text:p>per capita power consumption</text:p>
          </table:table-cell>
          <table:table-cell office:value-type="string" calcext:value-type="string">
            <text:p>16995</text:p>
          </table:table-cell>
          <table:table-cell office:value-type="string" calcext:value-type="string">
            <text:p>kWh</text:p>
          </table:table-cell>
          <table:table-cell table:style-name="ce29" office:value-type="string" calcext:value-type="string">
            <text:p>per annum</text:p>
          </table:table-cell>
          <table:table-cell table:number-columns-repeated="2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19" office:value-type="string" calcext:value-type="string">
            <text:p>The number of fixed telephone lines is above 24 million</text:p>
          </table:table-cell>
          <table:table-cell office:value-type="string" calcext:value-type="string">
            <text:p>telephone lines</text:p>
          </table:table-cell>
          <table:table-cell office:value-type="string" calcext:value-type="string">
            <text:p>[number of] fixed</text:p>
          </table:table-cell>
          <table:table-cell office:value-type="string" calcext:value-type="string">
            <text:p>24 million</text:p>
          </table:table-cell>
          <table:table-cell table:number-columns-repeated="4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In 2012, there were 43 million internet users in Iran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[number of] internet users</text:p>
          </table:table-cell>
          <table:table-cell office:value-type="string" calcext:value-type="string">
            <text:p>43 million</text:p>
          </table:table-cell>
          <table:table-cell/>
          <table:table-cell table:style-name="ce5" office:value-type="string" calcext:value-type="string">
            <text:p>In 2012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19" office:value-type="string" calcext:value-type="string">
            <text:p>By the end of 2009, Iran's telecom market was the fourth-largest market in the region at $9.2 billion</text:p>
          </table:table-cell>
          <table:table-cell office:value-type="string" calcext:value-type="string">
            <text:p>Iran</text:p>
          </table:table-cell>
          <table:table-cell table:style-name="ce29" office:value-type="string" calcext:value-type="string">
            <text:p>telecom market</text:p>
          </table:table-cell>
          <table:table-cell office:value-type="string" calcext:value-type="string">
            <text:p>9.2 billion</text:p>
          </table:table-cell>
          <table:table-cell office:value-type="string" calcext:value-type="string">
            <text:p>$</text:p>
          </table:table-cell>
          <table:table-cell table:number-columns-repeated="3"/>
        </table:table-row>
        <table:table-row table:style-name="ro1">
          <table:table-cell table:style-name="ce8" office:value-type="float" office:value="97" calcext:value-type="float">
            <text:p>97</text:p>
          </table:table-cell>
          <table:table-cell office:value-type="string" calcext:value-type="string">
            <text:p>There were 1,200 registered information technology companies in 2002</text:p>
          </table:table-cell>
          <table:table-cell office:value-type="string" calcext:value-type="string">
            <text:p>information technology companies</text:p>
          </table:table-cell>
          <table:table-cell office:value-type="string" calcext:value-type="string">
            <text:p>[number of] registered</text:p>
          </table:table-cell>
          <table:table-cell office:value-type="string" calcext:value-type="string">
            <text:p>1200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9" office:value-type="string" calcext:value-type="string">
            <text:p>In 2000 there were 252 radios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[number of]</text:p>
          </table:table-cell>
          <table:table-cell office:value-type="string" calcext:value-type="string">
            <text:p>252</text:p>
          </table:table-cell>
          <table:table-cell table:number-columns-repeated="4"/>
        </table:table-row>
        <table:table-row table:style-name="ro1">
          <table:table-cell table:style-name="ce5" office:value-type="float" office:value="99" calcext:value-type="float">
            <text:p>99</text:p>
          </table:table-cell>
          <table:table-cell office:value-type="string" calcext:value-type="string">
            <text:p>However, Pakistan's undocumented economy is estimated to be 36% of its overall economy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undocumented economy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 its overall economy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9" office:value-type="string" calcext:value-type="string">
            <text:p>It is about 28 kilometres off the south-eastern coast of India with a population of about 20 million.</text:p>
          </table:table-cell>
          <table:table-cell office:value-type="string" calcext:value-type="string">
            <text:p>It, it</text:p>
          </table:table-cell>
          <table:table-cell office:value-type="string" calcext:value-type="string">
            <text:p>Population , [location]</text:p>
          </table:table-cell>
          <table:table-cell office:value-type="string" calcext:value-type="string">
            <text:p>20 , 28</text:p>
          </table:table-cell>
          <table:table-cell office:value-type="string" calcext:value-type="string">
            <text:p>Million , kilometres</text:p>
          </table:table-cell>
          <table:table-cell office:value-type="string" calcext:value-type="string">
            <text:p><text:s/>, off the south-eastern coast of India</text:p>
          </table:table-cell>
          <table:table-cell table:number-columns-repeated="2"/>
        </table:table-row>
        <table:table-row table:style-name="ro1">
          <table:table-cell table:style-name="ce5" office:value-type="float" office:value="101" calcext:value-type="float">
            <text:p>101</text:p>
          </table:table-cell>
          <table:table-cell office:value-type="string" calcext:value-type="string">
            <text:p>Over 61 million people live in Italy as of 2012.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[number of] people live</text:p>
          </table:table-cell>
          <table:table-cell office:value-type="string" calcext:value-type="string">
            <text:p>61 million</text:p>
          </table:table-cell>
          <table:table-cell table:number-columns-repeated="4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office:value-type="string" calcext:value-type="string">
            <text:p>it stretches around 354 kilometres in length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354</text:p>
          </table:table-cell>
          <table:table-cell office:value-type="string" calcext:value-type="string">
            <text:p>kilometres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The highest mountain in England is Scafell Pike, which stands at around 978 metres (3,209 ft) in height.</text:p>
          </table:table-cell>
          <table:table-cell table:style-name="ce25" office:value-type="string" calcext:value-type="string">
            <text:p>Scafell Pike</text:p>
          </table:table-cell>
          <table:table-cell office:value-type="string" calcext:value-type="string">
            <text:p>stands at</text:p>
          </table:table-cell>
          <table:table-cell office:value-type="string" calcext:value-type="string">
            <text:p>978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in height</text:p>
          </table:table-cell>
          <table:table-cell table:number-columns-repeated="2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19" office:value-type="string" calcext:value-type="string">
            <text:p>Stalin is said to have personally signed 40,000 death warrants of suspected opponents of the regime.</text:p>
          </table:table-cell>
          <table:table-cell office:value-type="string" calcext:value-type="string">
            <text:p>Stalin</text:p>
          </table:table-cell>
          <table:table-cell office:value-type="string" calcext:value-type="string">
            <text:p>personally signed</text:p>
          </table:table-cell>
          <table:table-cell office:value-type="string" calcext:value-type="string">
            <text:p>40000</text:p>
          </table:table-cell>
          <table:table-cell office:value-type="string" calcext:value-type="string">
            <text:p>death warrants of suspected opponents of the regime.</text:p>
          </table:table-cell>
          <table:table-cell table:number-columns-repeated="3"/>
        </table:table-row>
        <table:table-row table:style-name="ro1">
          <table:table-cell table:style-name="ce9" office:value-type="float" office:value="105" calcext:value-type="float">
            <text:p>105</text:p>
          </table:table-cell>
          <table:table-cell office:value-type="string" calcext:value-type="string">
            <text:p>Stalin murdered an estimated 20 million people.</text:p>
          </table:table-cell>
          <table:table-cell office:value-type="string" calcext:value-type="string">
            <text:p>Stalin</text:p>
          </table:table-cell>
          <table:table-cell office:value-type="string" calcext:value-type="string">
            <text:p>[number of] people murdered</text:p>
          </table:table-cell>
          <table:table-cell office:value-type="string" calcext:value-type="string">
            <text:p>20 million</text:p>
          </table:table-cell>
          <table:table-cell table:number-columns-repeated="4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office:value-type="string" calcext:value-type="string">
            <text:p>Approximately 21 million Soviets were killed in Operation Barbarossa</text:p>
          </table:table-cell>
          <table:table-cell table:style-name="ce25" office:value-type="string" calcext:value-type="string">
            <text:p>Operation Barbarossa</text:p>
          </table:table-cell>
          <table:table-cell office:value-type="string" calcext:value-type="string">
            <text:p>[number of] Soviets killed</text:p>
          </table:table-cell>
          <table:table-cell office:value-type="string" calcext:value-type="string">
            <text:p>21 million</text:p>
          </table:table-cell>
          <table:table-cell table:number-columns-repeated="4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Greece has 14,880 kilometres of coastline.</text:p>
          </table:table-cell>
          <table:table-cell office:value-type="string" calcext:value-type="string">
            <text:p>Greece</text:p>
          </table:table-cell>
          <table:table-cell table:style-name="ce29" office:value-type="string" calcext:value-type="string">
            <text:p>coastline</text:p>
          </table:table-cell>
          <table:table-cell office:value-type="string" calcext:value-type="string">
            <text:p>14880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ount Olympus forms the highest point in Greece at 2,917 m above sea level.</text:p>
          </table:table-cell>
          <table:table-cell table:style-name="ce25" office:value-type="string" calcext:value-type="string">
            <text:p>Mount Olympus forms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29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ve sea level</text:p>
          </table:table-cell>
          <table:table-cell table:number-columns-repeated="2"/>
        </table:table-row>
        <table:table-row table:style-name="ro1">
          <table:table-cell table:style-name="ce5" office:value-type="float" office:value="109" calcext:value-type="float">
            <text:p>109</text:p>
          </table:table-cell>
          <table:table-cell table:style-name="ce13" office:value-type="string" calcext:value-type="string">
            <text:p>Esphygmenou is composed of 117 Zealot monks</text:p>
          </table:table-cell>
          <table:table-cell table:style-name="ce25" office:value-type="string" calcext:value-type="string">
            <text:p>Esphygmenou</text:p>
          </table:table-cell>
          <table:table-cell office:value-type="string" calcext:value-type="string">
            <text:p>composed of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Zealot monks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indus, the central mountain range, has an average elevation of 2,650 m.</text:p>
          </table:table-cell>
          <table:table-cell office:value-type="string" calcext:value-type="string">
            <text:p>Pindus</text:p>
          </table:table-cell>
          <table:table-cell office:value-type="string" calcext:value-type="string">
            <text:p>elevation</text:p>
          </table:table-cell>
          <table:table-cell office:value-type="string" calcext:value-type="string">
            <text:p>2650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he legendary Mount Olympus is the highest point in Greece at 2,911 m above sea level.</text:p>
          </table:table-cell>
          <table:table-cell office:value-type="string" calcext:value-type="string">
            <text:p>Greece , legendary Mount Olympus</text:p>
          </table:table-cell>
          <table:table-cell office:value-type="string" calcext:value-type="string">
            <text:p>highest point, Mount Olympus</text:p>
          </table:table-cell>
          <table:table-cell office:value-type="string" calcext:value-type="string">
            <text:p>29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ve sea level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he highest point is Mount Apo on Mindanao at 2,954 m.</text:p>
          </table:table-cell>
          <table:table-cell office:value-type="string" calcext:value-type="string">
            <text:p>Mount Apo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295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The Republic of the Philippines, or more commonly known as the Philippines is an archipelagic nation consisting of 7,107 islands lying in the Western Pacific.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islands</text:p>
          </table:table-cell>
          <table:table-cell office:value-type="string" calcext:value-type="string">
            <text:p>7107</text:p>
          </table:table-cell>
          <table:table-cell table:number-columns-repeated="4"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office:value-type="string" calcext:value-type="string">
            <text:p>The Republic of the Philippines consists of an archipelago of 7,107 islands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islands</text:p>
          </table:table-cell>
          <table:table-cell office:value-type="string" calcext:value-type="string">
            <text:p>7107</text:p>
          </table:table-cell>
          <table:table-cell table:number-columns-repeated="4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office:value-type="string" calcext:value-type="string">
            <text:p>As of 2002, there are 79 provinces in the country.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provinces</text:p>
          </table:table-cell>
          <table:table-cell office:value-type="string" calcext:value-type="string">
            <text:p>79</text:p>
          </table:table-cell>
          <table:table-cell/>
          <table:table-cell table:style-name="ce5" office:value-type="string" calcext:value-type="string">
            <text:p>as of 2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9)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office:value-type="string" calcext:value-type="string">
            <text:p>The Philippines consists of 17 regions which are further subdivided into 79 provinces.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regions</text:p>
          </table:table-cell>
          <table:table-cell office:value-type="string" calcext:value-type="string">
            <text:p>17</text:p>
          </table:table-cell>
          <table:table-cell table:number-columns-repeated="4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There are a total of 112 cities in the Philippines.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cities</text:p>
          </table:table-cell>
          <table:table-cell office:value-type="string" calcext:value-type="string">
            <text:p>1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8)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22" office:value-type="string" calcext:value-type="string">
            <text:p>2 players suffered career-ending injuries.</text:p>
          </table:table-cell>
          <table:table-cell office:value-type="string" calcext:value-type="string">
            <text:p>Career-ending injuries</text:p>
          </table:table-cell>
          <table:table-cell office:value-type="string" calcext:value-type="string">
            <text:p>[number of] players suffered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table:style-name="ce5" office:value-type="float" office:value="119" calcext:value-type="float">
            <text:p>119</text:p>
          </table:table-cell>
          <table:table-cell office:value-type="string" calcext:value-type="string">
            <text:p>In early 2004, Portugal had 10,475 million inhabitants.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[number of] inhabitants</text:p>
          </table:table-cell>
          <table:table-cell office:value-type="string" calcext:value-type="string">
            <text:p>10475 million</text:p>
          </table:table-cell>
          <table:table-cell table:number-columns-repeated="4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To the north the landscape is mountainous, though Portugal's highest point is Mount Pico in the Azores at 2,351 m.</text:p>
          </table:table-cell>
          <table:table-cell office:value-type="string" calcext:value-type="string">
            <text:p>Portugal , Mount Pico</text:p>
          </table:table-cell>
          <table:table-cell office:value-type="string" calcext:value-type="string">
            <text:p>highest point , at</text:p>
          </table:table-cell>
          <table:table-cell office:value-type="string" calcext:value-type="string">
            <text:p>235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Japan's highest mountain is the famous Mount Fuji at 3,776 m .</text:p>
          </table:table-cell>
          <table:table-cell office:value-type="string" calcext:value-type="string">
            <text:p>Japan , Mount Fuji</text:p>
          </table:table-cell>
          <table:table-cell office:value-type="string" calcext:value-type="string">
            <text:p>highest mountain , at</text:p>
          </table:table-cell>
          <table:table-cell office:value-type="string" calcext:value-type="string">
            <text:p>3776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office:value-type="string" calcext:value-type="string">
            <text:p>They killed approximately 130,000 people instantly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[number of] people killed</text:p>
          </table:table-cell>
          <table:table-cell office:value-type="string" calcext:value-type="string">
            <text:p>13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he Soviet Union seized 4 islands north of Hokkaido at the end of WWII</text:p>
          </table:table-cell>
          <table:table-cell office:value-type="string" calcext:value-type="string">
            <text:p>Soviet Union</text:p>
          </table:table-cell>
          <table:table-cell office:value-type="string" calcext:value-type="string">
            <text:p>seize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slands north of Hokkaido</text:p>
          </table:table-cell>
          <table:table-cell office:value-type="string" calcext:value-type="string">
            <text:p><text:s/>at the end of WWII</text:p>
          </table:table-cell>
          <table:table-cell table:number-columns-repeated="2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Its total area is at least 20,000 square km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total area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square 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The World Values Study of 2002 shows that 87 percent of Muslims (in nine countries) see democracy as the best choice.</text:p>
          </table:table-cell>
          <table:table-cell office:value-type="string" calcext:value-type="string">
            <text:p>Muslims</text:p>
          </table:table-cell>
          <table:table-cell office:value-type="string" calcext:value-type="string">
            <text:p>see democracy as the best choice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percent</text:p>
          </table:table-cell>
          <table:table-cell table:number-columns-repeated="3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style-name="ce19" office:value-type="string" calcext:value-type="string">
            <text:p>Local government is organized in 450 municipalities of Finland.</text:p>
          </table:table-cell>
          <table:table-cell office:value-type="string" calcext:value-type="string">
            <text:p>Local government</text:p>
          </table:table-cell>
          <table:table-cell office:value-type="string" calcext:value-type="string">
            <text:p>organized in</text:p>
          </table:table-cell>
          <table:table-cell office:value-type="string" calcext:value-type="string">
            <text:p>450</text:p>
          </table:table-cell>
          <table:table-cell office:value-type="string" calcext:value-type="string">
            <text:p>municipalities</text:p>
          </table:table-cell>
          <table:table-cell office:value-type="string" calcext:value-type="string">
            <text:p>of Finland</text:p>
          </table:table-cell>
          <table:table-cell table:number-columns-repeated="2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Finland consists of 6 provinces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consist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provinc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Finnish is spoken by 93 per cent of the population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oken by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population</text:p>
          </table:table-cell>
          <table:table-cell table:number-columns-repeated="2"/>
        </table:table-row>
        <table:table-row table:style-name="ro1">
          <table:table-cell table:style-name="ce5" office:value-type="float" office:value="129" calcext:value-type="float">
            <text:p>129</text:p>
          </table:table-cell>
          <table:table-cell table:style-name="ce19" office:value-type="string" calcext:value-type="string">
            <text:p>The municipalities cooperate in 20 regions of Finland.</text:p>
          </table:table-cell>
          <table:table-cell office:value-type="string" calcext:value-type="string">
            <text:p>The municipalities</text:p>
          </table:table-cell>
          <table:table-cell office:value-type="string" calcext:value-type="string">
            <text:p>cooperate i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egions</text:p>
          </table:table-cell>
          <table:table-cell office:value-type="string" calcext:value-type="string">
            <text:p>of Finland</text:p>
          </table:table-cell>
          <table:table-cell table:number-columns-repeated="2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office:value-type="string" calcext:value-type="string">
            <text:p>John Lennon's jukebox was sold at Christie's for 2,500 pounds.</text:p>
          </table:table-cell>
          <table:table-cell table:style-name="ce25" office:value-type="string" calcext:value-type="string">
            <text:p>John Lennon's jukebox</text:p>
          </table:table-cell>
          <table:table-cell office:value-type="string" calcext:value-type="string">
            <text:p>sold for</text:p>
          </table:table-cell>
          <table:table-cell office:value-type="string" calcext:value-type="string">
            <text:p>2500</text:p>
          </table:table-cell>
          <table:table-cell office:value-type="string" calcext:value-type="string">
            <text:p>pounds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9" office:value-type="string" calcext:value-type="string">
            <text:p>Hungary is 93,030 sq km</text:p>
          </table:table-cell>
          <table:table-cell office:value-type="string" calcext:value-type="string">
            <text:p>Hungary</text:p>
          </table:table-cell>
          <table:table-cell table:style-name="ce30" office:value-type="string" calcext:value-type="string">
            <text:p>???</text:p>
          </table:table-cell>
          <table:table-cell office:value-type="string" calcext:value-type="string">
            <text:p>93030</text:p>
          </table:table-cell>
          <table:table-cell office:value-type="string" calcext:value-type="string">
            <text:p>sq km</text:p>
          </table:table-cell>
          <table:table-cell table:number-columns-repeated="3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office:value-type="string" calcext:value-type="string">
            <text:p>There are 2 million people in Budapest.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[number of] people</text:p>
          </table:table-cell>
          <table:table-cell office:value-type="string" calcext:value-type="string">
            <text:p>2 m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7)</text:p>
          </table:table-cell>
        </table:table-row>
        <table:table-row table:style-name="ro2"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The highest point in Hungary is Kékes Mountain, which is called the blue mountain, and is 1014 metres.</text:p>
          </table:table-cell>
          <table:table-cell table:style-name="ce7" office:value-type="string" calcext:value-type="string">
            <text:p>Hungary</text:p>
          </table:table-cell>
          <table:table-cell table:style-name="ce7" office:value-type="string" calcext:value-type="string">
            <text:p>highest point</text:p>
          </table:table-cell>
          <table:table-cell table:style-name="ce7" office:value-type="string" calcext:value-type="string">
            <text:p>1014</text:p>
          </table:table-cell>
          <table:table-cell table:style-name="ce7" office:value-type="string" calcext:value-type="string">
            <text:p>metres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3" office:value-type="string" calcext:value-type="string">
            <text:p>In the 2001 census only 190,000 people called themselves Roma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13" office:value-type="string" calcext:value-type="string">
            <text:p>Ultimately, over 533,000 Jews in Hungary were killed during the Holocaust</text:p>
          </table:table-cell>
          <table:table-cell table:style-name="ce25" office:value-type="string" calcext:value-type="string">
            <text:p>Hungary</text:p>
          </table:table-cell>
          <table:table-cell office:value-type="string" calcext:value-type="string">
            <text:p>[number of] Jews killed during the Holocaust</text:p>
          </table:table-cell>
          <table:table-cell office:value-type="string" calcext:value-type="string">
            <text:p>533000</text:p>
          </table:table-cell>
          <table:table-cell table:number-columns-repeated="4"/>
        </table:table-row>
        <table:table-row table:style-name="ro1">
          <table:table-cell table:style-name="ce4" office:value-type="float" office:value="136" calcext:value-type="float">
            <text:p>136</text:p>
          </table:table-cell>
          <table:table-cell table:style-name="ce4" office:value-type="string" calcext:value-type="string">
            <text:p>Hungary is subdivided administratively into 19 counties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ubdivided administratively into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countri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modified pattern (#14) to allow nsubjpass &amp; expand {rel} on advmod</text:p>
          </table:table-cell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Hungary has been subdivided into 7 euro-regions.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ubdivided int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euro-region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expanding unit on hmod</text:p>
          </table:table-cell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table:style-name="ce24" office:value-type="string" calcext:value-type="string">
            <text:p>Each generation of humans acquires on average 100 novel mutations in their gene sequence</text:p>
          </table:table-cell>
          <table:table-cell office:value-type="string" calcext:value-type="string">
            <text:p>Each generation of humans</text:p>
          </table:table-cell>
          <table:table-cell office:value-type="string" calcext:value-type="string">
            <text:p>acquires on averag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vel mutations</text:p>
          </table:table-cell>
          <table:table-cell office:value-type="string" calcext:value-type="string">
            <text:p>in their gene sequence</text:p>
          </table:table-cell>
          <table:table-cell table:number-columns-repeated="2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office:value-type="string" calcext:value-type="string">
            <text:p>Right now this article is over 60 paragraphs long.</text:p>
          </table:table-cell>
          <table:table-cell office:value-type="string" calcext:value-type="string">
            <text:p>This article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paragraph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9" office:value-type="string" calcext:value-type="string">
            <text:p>She has had 13 number one singles in the United States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number one single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in the United States</text:p>
          </table:table-cell>
          <table:table-cell table:number-columns-repeated="2"/>
        </table:table-row>
        <table:table-row table:style-name="ro1">
          <table:table-cell table:style-name="ce5" office:value-type="float" office:value="141" calcext:value-type="float">
            <text:p>141</text:p>
          </table:table-cell>
          <table:table-cell table:style-name="ce19" office:value-type="string" calcext:value-type="string">
            <text:p>To date, Rainbow has sold 3 million copies in America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[number of] copies sold</text:p>
          </table:table-cell>
          <table:table-cell office:value-type="string" calcext:value-type="string">
            <text:p>3 million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9" office:value-type="string" calcext:value-type="string">
            <text:p>The country has 28 states each with its own State Government.</text:p>
          </table:table-cell>
          <table:table-cell office:value-type="string" calcext:value-type="string">
            <text:p>The country</text:p>
          </table:table-cell>
          <table:table-cell table:style-name="ce30" office:value-type="string" calcext:value-type="string">
            <text:p>[number of] states</text:p>
          </table:table-cell>
          <table:table-cell office:value-type="string" calcext:value-type="string">
            <text:p>28</text:p>
          </table:table-cell>
          <table:table-cell table:number-columns-repeated="4"/>
        </table:table-row>
        <table:table-row table:style-name="ro1"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The legislatures of the states and union territories elect 233 members to the Rajya Sabha</text:p>
          </table:table-cell>
          <table:table-cell table:style-name="ce7" office:value-type="string" calcext:value-type="string">
            <text:p>'---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21" office:value-type="string" calcext:value-type="string">
            <text:p>Hitler wished to unite a protestant church of 28 different federations into one nationalist body.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0" office:value-type="float" office:value="145" calcext:value-type="float">
            <text:p>145</text:p>
          </table:table-cell>
          <table:table-cell table:style-name="ce7" office:value-type="string" calcext:value-type="string">
            <text:p>Approximately three million Muslims and 100,000 Jews live in Germany.</text:p>
          </table:table-cell>
          <table:table-cell table:style-name="ce10" office:value-type="string" calcext:value-type="string">
            <text:p>Germany</text:p>
          </table:table-cell>
          <table:table-cell table:style-name="ce10" office:value-type="string" calcext:value-type="string">
            <text:p>[number of] Jews live</text:p>
          </table:table-cell>
          <table:table-cell table:style-name="ce10" office:value-type="string" calcext:value-type="string">
            <text:p>100000</text:p>
          </table:table-cell>
          <table:table-cell table:style-name="ce10" table:number-columns-repeated="2"/>
          <table:table-cell table:style-name="ce36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4" office:value-type="string" calcext:value-type="string">
            <text:p>Germany is further subdivided into 438 Kreise</text:p>
          </table:table-cell>
          <table:table-cell office:value-type="string" calcext:value-type="string">
            <text:p>Germany</text:p>
          </table:table-cell>
          <table:table-cell table:style-name="ce27" office:value-type="string" calcext:value-type="string">
            <text:p>subdivided into</text:p>
          </table:table-cell>
          <table:table-cell office:value-type="string" calcext:value-type="string">
            <text:p>438</text:p>
          </table:table-cell>
          <table:table-cell table:style-name="ce27" office:value-type="string" calcext:value-type="string">
            <text:p>Kreis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6) &amp; expand {rel} on prep</text:p>
          </table:table-cell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2"/>
          <table:table-cell table:style-name="ce28" office:value-type="string" calcext:value-type="string">
            <text:p>Done:</text:p>
          </table:table-cell>
          <table:table-cell table:style-name="ce28" table:formula="of:=SUM([.H1:.H147])" office:value-type="float" office:value="73" calcext:value-type="float">
            <text:p>73</text:p>
          </table:table-cell>
          <table:table-cell table:number-columns-repeated="5"/>
        </table:table-row>
        <table:table-row table:style-name="ro1" table:number-rows-repeated="104841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epPathPatterns" table:style-name="ta1">
        <table:table-column table:style-name="co10" table:default-cell-style-name="ce92"/>
        <table:table-column table:style-name="co13" table:default-cell-style-name="ce66"/>
        <table:table-column table:style-name="co14" table:default-cell-style-name="Default"/>
        <table:table-column table:style-name="co15" table:default-cell-style-name="Default"/>
        <table:table-column table:style-name="co6" table:number-columns-repeated="4" table:default-cell-style-name="Default"/>
        <table:table-row table:style-name="ro2">
          <table:table-cell table:style-name="ce90" office:value-type="float" office:value="1" calcext:value-type="float">
            <text:p>1</text:p>
          </table:table-cell>
          <table:table-cell office:value-type="string" calcext:value-type="string">
            <text:p>&lt;(#is|are|was|were#VERB)&lt;(nsubj#{rel}#NNP|NN)&lt;(prep#of|for#IN)&lt;(pobj#{arg}#NNP|NN|PRP)&gt;&gt;(attr#{q_modifier}#CD)&lt;(number#{q_value}#CD)&gt;&gt;&gt;</text:p>
          </table:table-cell>
          <table:table-cell table:style-name="ce80" office:value-type="string" calcext:value-type="string">
            <text:p>The population of India is 1.2 billion</text:p>
          </table:table-cell>
          <table:table-cell table:number-columns-repeated="5"/>
        </table:table-row>
        <table:table-row table:style-name="ro2">
          <table:table-cell table:style-name="ce90" office:value-type="float" office:value="2" calcext:value-type="float">
            <text:p>2</text:p>
          </table:table-cell>
          <table:table-cell office:value-type="string" calcext:value-type="string">
            <text:p>&lt;(#is|are|was|were#VERB)&lt;(nsubj#{rel}#NNP|NN)&lt;(prep#of|for#IN)&lt;(pobj#{arg}#NNP|NN|PRP)&gt;&gt;(attr#{q_unit}#NNP|NN)&lt;(num#{q_value}#CD)&gt;&gt;&gt;</text:p>
          </table:table-cell>
          <table:table-cell table:style-name="ce80" office:value-type="string" calcext:value-type="string">
            <text:p>The height of Tower is 1063 feet.</text:p>
          </table:table-cell>
          <table:table-cell table:number-columns-repeated="5"/>
        </table:table-row>
        <table:table-row table:style-name="ro2">
          <table:table-cell table:style-name="ce90" office:value-type="float" office:value="3" calcext:value-type="float">
            <text:p>3</text:p>
          </table:table-cell>
          <table:table-cell office:value-type="string" calcext:value-type="string">
            <text:p>&lt;(#has|have|had#VERB)&lt;(dobj#{rel}#NNP|NN)&lt;(prep#of#IN)&lt;(pobj#{q_modifier}#CD)&lt;(number#{q_value}#CD)&gt;&gt;&gt;(nsubj#{arg}#NNP|NN|PRP)&gt;&gt;</text:p>
          </table:table-cell>
          <table:table-cell table:style-name="ce80" office:value-type="string" calcext:value-type="string">
            <text:p>India has a population of 1.2 billion</text:p>
          </table:table-cell>
          <table:table-cell table:number-columns-repeated="5"/>
        </table:table-row>
        <table:table-row table:style-name="ro2">
          <table:table-cell table:style-name="ce90" office:value-type="float" office:value="4" calcext:value-type="float">
            <text:p>4</text:p>
          </table:table-cell>
          <table:table-cell office:value-type="string" calcext:value-type="string">
            <text:p>&lt;(#has|have|had#VERB)&lt;(dobj#{rel}#NNP|NN)&lt;(prep#of#IN)&lt;(pobj#{q_unit}#NNP|NN)&lt;(nn#{q_modifier}#NNP|NN)(num#{q_value}#CD)&gt;&gt;&gt;(nsubj#{arg}#NNP|NN|PRP)&gt;&gt;</text:p>
          </table:table-cell>
          <table:table-cell table:style-name="ce80" office:value-type="string" calcext:value-type="string">
            <text:p>Road Transport India has a total length of 42.3 lakh km.</text:p>
          </table:table-cell>
          <table:table-cell table:number-columns-repeated="5"/>
        </table:table-row>
        <table:table-row table:style-name="ro1">
          <table:table-cell table:style-name="ce90" office:value-type="float" office:value="5" calcext:value-type="float">
            <text:p>5</text:p>
          </table:table-cell>
          <table:table-cell office:value-type="string" calcext:value-type="string">
            <text:p>&lt;(#{rel}#VERB)&lt;(nsubj#{q_unit}#NNP|NN)&lt;(num#{q_value}#CD)&gt;(prep#in#IN)&lt;(pobj#{arg}#NNP|NN|PRP)&gt;&gt;&gt;</text:p>
          </table:table-cell>
          <table:table-cell table:style-name="ce80" office:value-type="string" calcext:value-type="string">
            <text:p>4 people killed in Alabama helicopter crash</text:p>
          </table:table-cell>
          <table:table-cell table:number-columns-repeated="5"/>
        </table:table-row>
        <table:table-row table:style-name="ro2">
          <table:table-cell table:style-name="ce91" office:value-type="float" office:value="6" calcext:value-type="float">
            <text:p>6</text:p>
          </table:table-cell>
          <table:table-cell table:style-name="ce93" office:value-type="string" calcext:value-type="string">
            <text:p>&lt;(#is|are|was|were#VERB)&lt;(attr#{q_value}#CD)(nsubj#number#NNP|NN)&lt;(prep#of#IN)&lt;(pobj#{q_unit}#NNP|NN)&lt;(partmod#{rel}#VERB)&lt;(prep#in#IN)&lt;(pobj#{arg}#NNP|NN|PRP)&gt;&gt;&gt;&gt;&gt;&gt;&gt;</text:p>
          </table:table-cell>
          <table:table-cell table:style-name="ce96" office:value-type="string" calcext:value-type="string">
            <text:p>the number of people killed in Alabama helicopter crash is 4</text:p>
          </table:table-cell>
          <table:table-cell table:number-columns-repeated="5"/>
        </table:table-row>
        <table:table-row table:style-name="ro2">
          <table:table-cell table:style-name="ce90" office:value-type="float" office:value="7" calcext:value-type="float">
            <text:p>7</text:p>
          </table:table-cell>
          <table:table-cell office:value-type="string" calcext:value-type="string">
            <text:p>&lt;(#is|are|was|were#VERB)&lt;(nsubj#{arg}#NNP|NN|PRP)(acomp|advmod#{rel}#JJ|RB)&lt;(npadvmod#{q_unit}#NNP|NN)&lt;(num#{q_value}#CD)&gt;&gt;&gt;&gt;</text:p>
          </table:table-cell>
          <table:table-cell table:style-name="ce80" office:value-type="string" calcext:value-type="string">
            <text:p>This page is 30 kilobytes long</text:p>
          </table:table-cell>
          <table:table-cell table:number-columns-repeated="5"/>
        </table:table-row>
        <table:table-row table:style-name="ro1">
          <table:table-cell table:style-name="ce90" office:value-type="float" office:value="8" calcext:value-type="float">
            <text:p>8</text:p>
          </table:table-cell>
          <table:table-cell/>
          <table:table-cell table:style-name="ce80" office:value-type="string" calcext:value-type="string">
            <text:p>At present, India has 12 major ports.</text:p>
          </table:table-cell>
          <table:table-cell table:number-columns-repeated="5"/>
        </table:table-row>
        <table:table-row table:style-name="ro2">
          <table:table-cell table:style-name="ce90" office:value-type="float" office:value="9" calcext:value-type="float">
            <text:p>9</text:p>
          </table:table-cell>
          <table:table-cell office:value-type="string" calcext:value-type="string">
            <text:p>&lt;(#has|have|had#VERB)&lt;(nsubj#{arg}#NNP|NN|PRP)(dobj#{q_unit}#NNP|NN)&lt;(num#{q_value}#CD)(prep#of#IN)&lt;(pobj#{rel}#NNP|NN)&gt;&gt;&gt;&gt;</text:p>
          </table:table-cell>
          <table:table-cell table:style-name="ce80" office:value-type="string" calcext:value-type="string">
            <text:p>India has 14,500 km of navigable waterways.</text:p>
          </table:table-cell>
          <table:table-cell table:number-columns-repeated="5"/>
        </table:table-row>
        <table:table-row table:style-name="ro1">
          <table:table-cell table:style-name="ce91" office:value-type="float" office:value="10" calcext:value-type="float">
            <text:p>10</text:p>
          </table:table-cell>
          <table:table-cell table:style-name="ce93" office:value-type="string" calcext:value-type="string">
            <text:p>&lt;(#is|are|was|were#VERB)&lt;(attr#{q_value}#CD)(nsubj#{rel}#NNP|NN)&lt;(prep#of#IN)&lt;(pobj#{arg}#NNP|NN|PRP)&gt;&gt;&gt;&gt;</text:p>
          </table:table-cell>
          <table:table-cell table:style-name="ce93" office:value-type="string" calcext:value-type="string">
            <text:p>the total population of Bharmaur sub-division was 39,113</text:p>
          </table:table-cell>
          <table:table-cell table:number-columns-repeated="5"/>
        </table:table-row>
        <table:table-row table:style-name="ro2">
          <table:table-cell table:style-name="ce90" office:value-type="float" office:value="11" calcext:value-type="float">
            <text:p>11</text:p>
          </table:table-cell>
          <table:table-cell office:value-type="string" calcext:value-type="string">
            <text:p>&lt;(#is|are|was|were#VERB)&lt;(attr#{q_unit}#NNP|NN)&lt;(num#{q_value}#CD)(amod#{q_modifier}#JJ)&gt;(nsubj#{rel}#NNP|NN)&lt;(poss#{arg}#PRP\$)&gt;&gt;&gt;</text:p>
          </table:table-cell>
          <table:table-cell table:style-name="ce80" office:value-type="string" calcext:value-type="string">
            <text:p>its culturable command area is 5.53 lakh hectares.</text:p>
          </table:table-cell>
          <table:table-cell table:number-columns-repeated="5"/>
        </table:table-row>
        <table:table-row table:style-name="ro1">
          <table:table-cell table:style-name="ce90" office:value-type="float" office:value="12" calcext:value-type="float">
            <text:p>12</text:p>
          </table:table-cell>
          <table:table-cell office:value-type="string" calcext:value-type="string">
            <text:p>&lt;(##VERB)&lt;(attr#{q_unit}#NNP|NN)&lt;(num#{q_value}#CD)&gt;(nsubj#{rel}#NNP|NN)&lt;(poss#{arg}#PRP\$)&gt;&gt;&gt;</text:p>
          </table:table-cell>
          <table:table-cell table:style-name="ce80" office:value-type="string" calcext:value-type="string">
            <text:p>Its mean monthly temperature in January remains 4°C</text:p>
          </table:table-cell>
          <table:table-cell table:number-columns-repeated="5"/>
        </table:table-row>
        <table:table-row table:style-name="ro1">
          <table:table-cell table:style-name="ce90" office:value-type="float" office:value="13" calcext:value-type="float">
            <text:p>13</text:p>
          </table:table-cell>
          <table:table-cell office:value-type="string" calcext:value-type="string">
            <text:p>&lt;(#{rel}#VERB)&lt;(dobj#{q_unit}#NNP|NN)&lt;(num#{q_value}#CD)&gt;(nsubj#{arg}#NNP|NN|PRP|DT)&gt;&gt;</text:p>
          </table:table-cell>
          <table:table-cell table:style-name="ce80" office:value-type="string" calcext:value-type="string">
            <text:p>The Vichy regime of Henri Pétain killed 65,000 French Jews</text:p>
          </table:table-cell>
          <table:table-cell table:style-name="ce83" office:value-type="string" calcext:value-type="string">
            <text:p>The National Highways constitute only 1.67 percent</text:p>
          </table:table-cell>
          <table:table-cell table:number-columns-repeated="4"/>
        </table:table-row>
        <table:table-row table:style-name="ro3">
          <table:table-cell table:style-name="ce90" office:value-type="float" office:value="14" calcext:value-type="float">
            <text:p>14</text:p>
          </table:table-cell>
          <table:table-cell office:value-type="string" calcext:value-type="string">
            <text:p>&lt;(#{<text:span text:style-name="T10">rel</text:span>}#VERB)&lt;(<text:span text:style-name="T11">nsubj|nsubjpass</text:span>#{<text:span text:style-name="T12">arg</text:span>}#NNP|NN|PRP)(<text:span text:style-name="T13">prep</text:span>##IN)&lt;(<text:span text:style-name="T11">pobj</text:span>#{q_unit}#NNP|NN)&lt;(<text:span text:style-name="T12">num</text:span><text:span text:style-name="T14">#{q_value}#CD)&gt;&gt;&gt;&gt;</text:span></text:p>
          </table:table-cell>
          <table:table-cell table:style-name="ce80" office:value-type="string" calcext:value-type="string">
            <text:p>They account for 14 per cent of the total road length of the country.</text:p>
          </table:table-cell>
          <table:table-cell table:number-columns-repeated="5"/>
        </table:table-row>
        <table:table-row table:style-name="ro1">
          <table:table-cell table:style-name="ce90" office:value-type="float" office:value="15" calcext:value-type="float">
            <text:p>15</text:p>
          </table:table-cell>
          <table:table-cell/>
          <table:table-cell table:style-name="ce80" office:value-type="string" calcext:value-type="string">
            <text:p>These constitute 4 per cent of total road length in the country.</text:p>
          </table:table-cell>
          <table:table-cell table:number-columns-repeated="5"/>
        </table:table-row>
        <table:table-row table:style-name="ro2">
          <table:table-cell table:style-name="ce90" office:value-type="float" office:value="16" calcext:value-type="float">
            <text:p>16</text:p>
          </table:table-cell>
          <table:table-cell office:value-type="string" calcext:value-type="string">
            <text:p>&lt;(#is|are|was|were#VERB)&lt;(nsubj#{arg}#NNP|NN|PRP)(acomp#{rel}#VERB)&lt;(prep##IN)&lt;(pobj#{q_unit}#NNP|NN)&lt;(num#{q_value}#CD)&gt;&gt;&gt;&gt;&gt;</text:p>
          </table:table-cell>
          <table:table-cell table:style-name="ce80" office:value-type="string" calcext:value-type="string">
            <text:p>Germany is further subdivided into 438 Kreise</text:p>
          </table:table-cell>
          <table:table-cell table:number-columns-repeated="5"/>
        </table:table-row>
        <table:table-row table:style-name="ro4">
          <table:table-cell table:style-name="ce90" office:value-type="float" office:value="17" calcext:value-type="float">
            <text:p>17</text:p>
          </table:table-cell>
          <table:table-cell office:value-type="string" calcext:value-type="string">
            <text:p>&lt;(#is|are|was|were#VERB)&lt;(<text:span text:style-name="T12">attr</text:span>#{q_unit}#NNP|NN)&lt;(<text:span text:style-name="T12">num</text:span>#{q_modifier}#CD)&lt;(number#{q_value}#CD)&gt;(<text:span text:style-name="T15">prep</text:span>##IN)&lt;(<text:span text:style-name="T11">pobj</text:span>#{<text:span text:style-name="T12">arg</text:span><text:span text:style-name="T14">}#NNP|NN|PRP)&gt;&gt;&gt;&gt;</text:span></text:p>
          </table:table-cell>
          <table:table-cell table:style-name="ce80" office:value-type="string" calcext:value-type="string">
            <text:p>There are 2 million people in Budapest.</text:p>
          </table:table-cell>
          <table:table-cell table:number-columns-repeated="5"/>
        </table:table-row>
        <table:table-row table:style-name="ro4">
          <table:table-cell table:style-name="ce90" office:value-type="float" office:value="18" calcext:value-type="float">
            <text:p>18</text:p>
          </table:table-cell>
          <table:table-cell table:style-name="ce94" office:value-type="string" calcext:value-type="string">
            <text:p>&lt;(#is|are|was|were#VERB)&lt;(<text:span text:style-name="T12">attr</text:span>#total#NN)&lt;(<text:span text:style-name="T12">prep</text:span>#of#IN)&lt;(<text:span text:style-name="T12">pobj</text:span>#{q_unit}#NNP|NN)&lt;(<text:span text:style-name="T15">num</text:span>#{q_value}#CD)(<text:span text:style-name="T12">prep</text:span>##IN)&lt;(<text:span text:style-name="T16">pobj</text:span>#{<text:span text:style-name="T12">arg</text:span><text:span text:style-name="T14">}#NNP|NN|PRP)&gt;&gt;&gt;&gt;&gt;&gt;</text:span></text:p>
          </table:table-cell>
          <table:table-cell table:style-name="ce80" office:value-type="string" calcext:value-type="string">
            <text:p>There are a total of 112 cities in the Philippines.</text:p>
          </table:table-cell>
          <table:table-cell table:number-columns-repeated="5"/>
        </table:table-row>
        <table:table-row table:style-name="ro3">
          <table:table-cell table:style-name="ce90" office:value-type="float" office:value="19" calcext:value-type="float">
            <text:p>19</text:p>
          </table:table-cell>
          <table:table-cell table:style-name="ce95" office:value-type="string" calcext:value-type="string">
            <text:p>&lt;(#is|are|was|were#VERB)&lt;(<text:span text:style-name="T12">attr</text:span>#{q_unit}#NNP|NN)&lt;(<text:span text:style-name="T12">num</text:span>#{q_value}#CD)(<text:span text:style-name="T15">prep</text:span>##IN)&lt;(<text:span text:style-name="T11">pobj</text:span>#{<text:span text:style-name="T12">arg</text:span><text:span text:style-name="T14">}#NNP|NN|PRP)&gt;&gt;&gt;&gt;</text:span></text:p>
          </table:table-cell>
          <table:table-cell table:style-name="ce80" office:value-type="string" calcext:value-type="string">
            <text:p>There are 79 provinces in the country.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4"/>
          <table:table-cell table:style-name="ce78" table:number-columns-repeated="2"/>
          <table:table-cell table:number-columns-repeated="2"/>
        </table:table-row>
        <table:table-row table:style-name="ro1" table:number-rows-repeated="4">
          <table:table-cell table:number-columns-repeated="4"/>
          <table:table-cell table:style-name="ce98" table:number-columns-repeated="2"/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&lt;(#is|are|was|were#VERB)&lt;(<text:span text:style-name="T10">nsubj</text:span>#{<text:span text:style-name="T11">rel</text:span>}#NNP|NN)&lt;(<text:span text:style-name="T12">prep</text:span>#of|for#IN)&lt;(<text:span text:style-name="T13">pobj</text:span>#{<text:span text:style-name="T11">arg</text:span>}#NNP|NN|PRP)&gt;&gt;(<text:span text:style-name="T12">attr</text:span><text:span text:style-name="T14">#{quantity}#.+)&gt;&gt;</text:span>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table:style-name="ce66" office:value-type="string" calcext:value-type="string">
            <text:p>Works with 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&lt;(#has|have|had#VERB)&lt;(dobj#{rel}#NNP|NN)&lt;(prep#of#IN)&lt;(pobj#{quantity}#.+)&gt;&gt;(nsubj#{arg}#NNP|NN|PRP)&gt;&gt;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/>
          <table:table-cell table:style-name="ce66" office:value-type="string" calcext:value-type="string">
            <text:p>Works with 2</text:p>
          </table:table-cell>
          <table:table-cell table:number-columns-repeated="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&lt;(#{<text:span text:style-name="T12">rel</text:span>}#VERB)&lt;(<text:span text:style-name="T12">nsubj</text:span>#{quantity}#.+)(<text:span text:style-name="T15">prep</text:span>#in#IN)&lt;(<text:span text:style-name="T11">pobj</text:span>#{<text:span text:style-name="T12">arg</text:span><text:span text:style-name="T14">}#NNP|NN|PRP)&gt;&gt;&gt;</text:span>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ot valid as per Danroth</text:p>
          </table:table-cell>
          <table:table-cell table:number-columns-repeated="5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&lt;(#is|are|was|were#VERB)&lt;(<text:span text:style-name="T10">nsubj</text:span>#{<text:span text:style-name="T11">arg</text:span>}#NNP|NN|PRP)(<text:span text:style-name="T12">acomp</text:span>|<text:span text:style-name="T13">advmod</text:span>#{<text:span text:style-name="T11">rel</text:span>}#JJ|RB)&lt;(<text:span text:style-name="T12">npadvmod</text:span><text:span text:style-name="T14">#{quantity}#.+)&gt;&gt;&gt;</text:span>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orks with 13</text:p>
          </table:table-cell>
          <table:table-cell table:number-columns-repeated="5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&lt;(#has|have|had#VERB)&lt;(<text:span text:style-name="T10">nsubj</text:span>#{<text:span text:style-name="T11">arg</text:span>}#NNP|NN|PRP)(<text:span text:style-name="T12">dobj</text:span>#{quantity}#.+)&lt;(<text:span text:style-name="T13">prep</text:span>#of#IN)&lt;(<text:span text:style-name="T11">pobj</text:span>#{<text:span text:style-name="T12">rel</text:span><text:span text:style-name="T14">}#NNP|NN)&gt;&gt;&gt;&gt;</text:span>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ot valid as per Danroth</text:p>
          </table:table-cell>
          <table:table-cell table:number-columns-repeated="5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&lt;(##VERB)&lt;(<text:span text:style-name="T12">attr|acomp</text:span>#{quantity}#.+)(<text:span text:style-name="T12">nsubj</text:span>#{<text:span text:style-name="T15">rel</text:span>}#NNP|NN)&lt;(<text:span text:style-name="T11">poss</text:span>#{<text:span text:style-name="T12">arg</text:span><text:span text:style-name="T14">}#PRP\$)&gt;&gt;&gt;</text:span>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66" office:value-type="string" calcext:value-type="string">
            <text:p>Works with 11</text:p>
          </table:table-cell>
          <table:table-cell table:number-columns-repeated="5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&lt;(#{<text:span text:style-name="T10">rel</text:span>}#VERB)&lt;(<text:span text:style-name="T16">dobj</text:span>#{quantity}#.+)(<text:span text:style-name="T12">nsubj</text:span>#{<text:span text:style-name="T12">arg</text:span><text:span text:style-name="T14">}#NNP|NN|PRP|DT)&gt;&gt;</text:span></text:p>
          </table:table-cell>
          <table:table-cell table:number-columns-repeated="6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&lt;(#{<text:span text:style-name="T10">rel</text:span>}#VERB)&lt;(<text:span text:style-name="T11">nsubj</text:span>|<text:span text:style-name="T12">nsubjpass</text:span>#{<text:span text:style-name="T13">arg</text:span>}#NNP|NN|PRP)(<text:span text:style-name="T11">prep</text:span>##IN)&lt;(<text:span text:style-name="T12">pobj</text:span><text:span text:style-name="T14">#{quantity}#.+)&gt;&gt;&gt;</text:span>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&lt;(#is|are|was|were#VERB)&lt;(nsubj#{arg}#NNP|NN|PRP)(acomp#{rel}#VERB)&lt;(prep##IN)&lt;(pobj#{quantity}#.+)&gt;&gt;&gt;&gt;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66" office:value-type="string" calcext:value-type="string">
            <text:p>Works with 19</text:p>
          </table:table-cell>
          <table:table-cell table:number-columns-repeated="5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&lt;(#is|are|was|were#VERB)&lt;(<text:span text:style-name="T10">attr</text:span>#total#NN)&lt;(<text:span text:style-name="T11">prep</text:span>#of#IN)&lt;(<text:span text:style-name="T12">pobj</text:span>#{quantity}#.+)&lt;(<text:span text:style-name="T13">prep</text:span>##IN)&lt;(<text:span text:style-name="T11">pobj</text:span>#{<text:span text:style-name="T12">arg</text:span><text:span text:style-name="T14">}#NNP|NN|PRP)&gt;&gt;&gt;&gt;&gt;&gt;</text:span>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&lt;(#is|are|was|were#VERB)&lt;(attr#{quantity}#.+)&lt;(prep##IN)&lt;(pobj#{arg}#NNP|NN|PRP)&gt;&gt;&gt;&gt;</text:p>
          </table:table-cell>
          <table:table-cell table:number-columns-repeated="6"/>
        </table:table-row>
        <table:table-row table:style-name="ro1" table:number-rows-repeated="6"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2"/>
          <table:table-cell table:style-name="ce78" office:value-type="string" calcext:value-type="string">
            <text:p>F</text:p>
          </table:table-cell>
          <table:table-cell table:style-name="ce78" office:value-type="string" calcext:value-type="string">
            <text:p>T</text:p>
          </table:table-cell>
          <table:table-cell/>
          <table:table-cell table:style-name="ce78"/>
        </table:table-row>
        <table:table-row table:style-name="ro1">
          <table:table-cell table:number-columns-repeated="3"/>
          <table:table-cell table:style-name="ce97" office:value-type="string" calcext:value-type="string">
            <text:p>sentences</text:p>
          </table:table-cell>
          <table:table-cell table:style-name="ce98" office:value-type="float" office:value="21" calcext:value-type="float">
            <text:p>21</text:p>
          </table:table-cell>
          <table:table-cell table:style-name="ce98" office:value-type="float" office:value="69" calcext:value-type="float">
            <text:p>69</text:p>
          </table:table-cell>
          <table:table-cell table:formula="of:=[.F59]/([.F59]+[.E59])" office:value-type="float" office:value="0.766666666666667" calcext:value-type="float">
            <text:p>0.7666666667</text:p>
          </table:table-cell>
          <table:table-cell/>
        </table:table-row>
        <table:table-row table:style-name="ro1">
          <table:table-cell table:number-columns-repeated="3"/>
          <table:table-cell table:style-name="ce78" office:value-type="string" calcext:value-type="string">
            <text:p>googleSearch</text:p>
          </table:table-cell>
          <table:table-cell table:style-name="ce98" office:value-type="float" office:value="16" calcext:value-type="float">
            <text:p>16</text:p>
          </table:table-cell>
          <table:table-cell table:style-name="ce98" office:value-type="float" office:value="9" calcext:value-type="float">
            <text:p>9</text:p>
          </table:table-cell>
          <table:table-cell table:formula="of:=[.F60]/([.F60]+[.E60])" office:value-type="float" office:value="0.36" calcext:value-type="float">
            <text:p>0.36</text:p>
          </table:table-cell>
          <table:table-cell/>
        </table:table-row>
        <table:table-row table:style-name="ro1">
          <table:table-cell table:number-columns-repeated="3"/>
          <table:table-cell table:style-name="ce78" office:value-type="string" calcext:value-type="string">
            <text:p>numrelkb_testdata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25" calcext:value-type="float">
            <text:p>25</text:p>
          </table:table-cell>
          <table:table-cell table:formula="of:=[.F61]/([.F61]+[.E61])" office:value-type="float" office:value="0.510204081632653" calcext:value-type="float">
            <text:p>0.5102040816</text:p>
          </table:table-cell>
          <table:table-cell/>
        </table:table-row>
        <table:table-row table:style-name="ro1">
          <table:table-cell table:number-columns-repeated="3"/>
          <table:table-cell table:style-name="ce78" office:value-type="string" calcext:value-type="string">
            <text:p>newswire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1" calcext:value-type="float">
            <text:p>1</text:p>
          </table:table-cell>
          <table:table-cell table:formula="of:=[.F62]/([.F62]+[.E62])" office:value-type="float" office:value="0.166666666666667" calcext:value-type="float">
            <text:p>0.1666666667</text:p>
          </table:table-cell>
          <table:table-cell/>
        </table:table-row>
        <table:table-row table:style-name="ro1">
          <table:table-cell table:number-columns-repeated="3"/>
          <table:table-cell table:style-name="ce78" office:value-type="string" calcext:value-type="string">
            <text:p>wiki</text:p>
          </table:table-cell>
          <table:table-cell table:number-columns-repeated="2"/>
          <table:table-cell table:formula="of:=[.F63]/([.F63]+[.E63])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umber of sentences extracted from clueweb</text:p>
          </table:table-cell>
          <table:table-cell office:value-type="string" calcext:value-type="string">
            <text:p>4469*3L</text:p>
          </table:table-cell>
          <table:table-cell table:number-columns-repeated="4"/>
        </table:table-row>
        <table:table-row table:style-name="ro1" table:number-rows-repeated="104850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bkup_bfr_removing_{q_unit_objType}" table:style-name="ta1">
        <table:table-column table:style-name="co6" table:default-cell-style-name="ce42"/>
        <table:table-column table:style-name="co11" table:default-cell-style-name="ce16"/>
        <table:table-column table:style-name="co12" table:default-cell-style-name="ce30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&lt;(#is|are|was|were#VERB)&lt;(nsubj#{rel}#NNP|NN)&lt;(prep#of|for#IN)&lt;(pobj#{arg}#NNP|NN|PRP)&gt;&gt;(attr#{q_modifier}#CD)&lt;(number#{q_value}#CD)&gt;&gt;&gt;</text:p>
          </table:table-cell>
          <table:table-cell office:value-type="string" calcext:value-type="string">
            <text:p>The population of India is 1.2 bill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&lt;(#is|are|was|were#VERB)&lt;(nsubj#{rel}#NNP|NN)&lt;(prep#of|for#IN)&lt;(pobj#{arg}#NNP|NN|PRP)&gt;&gt;(attr#{q_unit}#NNP|NN)&lt;(num#{q_value}#CD)&gt;&gt;&gt;</text:p>
          </table:table-cell>
          <table:table-cell office:value-type="string" calcext:value-type="string">
            <text:p>The height of Tower is 1063 feet.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&lt;(#has|have|had#VERB)&lt;(dobj#{rel}#NNP|NN)&lt;(prep#of#IN)&lt;(pobj#{q_modifier}#CD)&lt;(number#{q_value}#CD)&gt;&gt;&gt;(nsubj#{arg}#NNP|NN|PRP)&gt;&gt;</text:p>
          </table:table-cell>
          <table:table-cell office:value-type="string" calcext:value-type="string">
            <text:p>India has a population of 1.2 bill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&lt;(#has|have|had#VERB)&lt;(dobj#{rel}#NNP|NN)&lt;(prep#of#IN)&lt;(pobj#{q_unit}#NNP|NN)&lt;(nn#{q_modifier}#NNP|NN)(num#{q_value}#CD)&gt;&gt;&gt;(nsubj#{arg}#NNP|NN|PRP)&gt;&gt;</text:p>
          </table:table-cell>
          <table:table-cell office:value-type="string" calcext:value-type="string">
            <text:p>Road Transport India has a total length of 42.3 lakh km.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&lt;(#{rel}#VERB)&lt;(nsubj#{q_unit_objType}#NNP|NN)&lt;(num#{q_value}#CD)&gt;(prep#in#IN)&lt;(pobj#{arg}#NNP|NN|PRP)&gt;&gt;&gt;</text:p>
          </table:table-cell>
          <table:table-cell office:value-type="string" calcext:value-type="string">
            <text:p>4 people killed in Alabama helicopter crash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&lt;(#is|are|was|were#VERB)&lt;(attr#{q_value}#CD)(nsubj#number#NNP|NN)&lt;(prep#of#IN)&lt;(pobj#{q_unit_objType}#NNP|NN)&lt;(partmod#{rel}#VERB)&lt;(prep#in#IN)&lt;(pobj#{arg}#NNP|NN|PRP)&gt;&gt;&gt;&gt;&gt;&gt;&gt;</text:p>
          </table:table-cell>
          <table:table-cell office:value-type="string" calcext:value-type="string">
            <text:p>the number of people killed in Alabama helicopter crash is 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&lt;(#is|are|was|were#VERB)&lt;(nsubj#{arg}#NNP|NN|PRP)(acomp|advmod#{rel}#JJ|RB)&lt;(npadvmod#{q_unit}#NNP|NN)&lt;(num#{q_value}#CD)&gt;&gt;&gt;&gt;</text:p>
          </table:table-cell>
          <table:table-cell office:value-type="string" calcext:value-type="string">
            <text:p>This page is 30 kilobytes long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&lt;(#has|have|had#VERB)&lt;(nsubj#{arg}#NNP|NN|PRP)(dobj#{q_unit_objType}#NNP|NN)&lt;(num#{q_value}#CD)&gt;&gt;&gt;</text:p>
          </table:table-cell>
          <table:table-cell office:value-type="string" calcext:value-type="string">
            <text:p>At present, India has 12 major ports.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&lt;(#has|have|had#VERB)&lt;(nsubj#{arg}#NNP|NN|PRP)(dobj#{q_unit}#NNP|NN)&lt;(num#{q_value}#CD)(prep#of#IN)&lt;(pobj#{rel}#NNP|NN)&gt;&gt;&gt;&gt;</text:p>
          </table:table-cell>
          <table:table-cell office:value-type="string" calcext:value-type="string">
            <text:p>India has 14,500 km of navigable waterways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&lt;(#is|are|was|were#VERB)&lt;(attr#{q_value}#CD)(nsubj#{rel}#NNP|NN)&lt;(prep#of#IN)&lt;(pobj#{arg}#NNP|NN|PRP)&gt;&gt;&gt;&gt;</text:p>
          </table:table-cell>
          <table:table-cell office:value-type="string" calcext:value-type="string">
            <text:p>the total population of Bharmaur sub-division was 39,11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&lt;(#is|are|was|were#VERB)&lt;(attr#{q_unit}#NNP|NN)&lt;(num#{q_value}#CD)(amod#{q_modifier}#JJ)&gt;(nsubj#{rel}#NNP|NN)&lt;(poss#{arg}#PRP\$)&gt;&gt;&gt;</text:p>
          </table:table-cell>
          <table:table-cell office:value-type="string" calcext:value-type="string">
            <text:p>its culturable command area is 5.53 lakh hectares.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&lt;(##VERB)&lt;(attr#{q_unit}#NNP|NN)&lt;(num#{q_value}#CD)&gt;(nsubj#{rel}#NNP|NN)&lt;(poss#{arg}#PRP\$)&gt;&gt;&gt;</text:p>
          </table:table-cell>
          <table:table-cell office:value-type="string" calcext:value-type="string">
            <text:p>Its mean monthly temperature in January remains 4°C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&lt;(#{rel}#VERB)&lt;(dobj#{q_unit_objType}#NNP|NN)&lt;(num#{q_value}#CD)&gt;(nsubj#{arg}#NNP|NN|PRP)&gt;&gt;</text:p>
          </table:table-cell>
          <table:table-cell office:value-type="string" calcext:value-type="string">
            <text:p>The Vichy regime of Henri Pétain killed 65,000 French Jews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&lt;(#{<text:span text:style-name="T2">rel</text:span>}#VERB)&lt;(<text:span text:style-name="T3">nsubj|nsubjpass</text:span>#{<text:span text:style-name="T4">arg</text:span>}#NNP|NN|PRP)(<text:span text:style-name="T5">prep</text:span>##IN)&lt;(<text:span text:style-name="T3">pobj</text:span>#{q_unit}#NNP|NN)&lt;(<text:span text:style-name="T4">num</text:span><text:span text:style-name="T6">#{q_value}#CD)&gt;&gt;&gt;&gt;</text:span></text:p>
          </table:table-cell>
          <table:table-cell office:value-type="string" calcext:value-type="string">
            <text:p>They account for 14 per cent of the total road length of the country.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&lt;(#{<text:span text:style-name="T4">rel</text:span>}#VERB)&lt;(<text:span text:style-name="T4">nsubj</text:span>#{<text:span text:style-name="T7">arg</text:span>}#NNP|NN|PRP|DT)(<text:span text:style-name="T3">dobj</text:span>#{q_unit}#NNP|NN)&lt;(<text:span text:style-name="T4">num</text:span><text:span text:style-name="T6">#{q_value}#CD)&gt;&gt;&gt;</text:span></text:p>
          </table:table-cell>
          <table:table-cell office:value-type="string" calcext:value-type="string">
            <text:p>These constitute 4 per cent of total road length in the country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&lt;(#is|are|was|were#VERB)&lt;(nsubj#{arg}#NNP|NN|PRP)(acomp#{rel}#VERB)&lt;(prep##IN)&lt;(pobj#{q_unit}#NNP|NN)&lt;(num#{q_value}#CD)&gt;&gt;&gt;&gt;&gt;</text:p>
          </table:table-cell>
          <table:table-cell office:value-type="string" calcext:value-type="string">
            <text:p>Germany is further subdivided into 438 Kreise</text:p>
          </table:table-cell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string" calcext:value-type="string">
            <text:p>&lt;(#is|are|was|were#VERB)&lt;(<text:span text:style-name="T4">attr</text:span>#{q_unit_objType}#NNP|NN)&lt;(<text:span text:style-name="T4">num</text:span>#{q_modifier}#CD)&lt;(number#{q_value}#CD)&gt;(<text:span text:style-name="T7">prep</text:span>##IN)&lt;(<text:span text:style-name="T3">pobj</text:span>#{<text:span text:style-name="T4">arg</text:span><text:span text:style-name="T6">}#NNP|NN|PRP)&gt;&gt;&gt;&gt;</text:span></text:p>
          </table:table-cell>
          <table:table-cell office:value-type="string" calcext:value-type="string">
            <text:p>There are 2 million people in Budapest.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44" office:value-type="string" calcext:value-type="string">
            <text:p>&lt;(#is|are|was|were#VERB)&lt;(<text:span text:style-name="T4">attr</text:span>#total#NN)&lt;(<text:span text:style-name="T4">prep</text:span>#of#IN)&lt;(<text:span text:style-name="T4">pobj</text:span>#{q_unit_objType}#NNP|NN)&lt;(<text:span text:style-name="T7">num</text:span>#{q_value}#CD)(<text:span text:style-name="T4">prep</text:span>##IN)&lt;(<text:span text:style-name="T8">pobj</text:span>#{<text:span text:style-name="T4">arg</text:span><text:span text:style-name="T6">}#NNP|NN|PRP)&gt;&gt;&gt;&gt;&gt;&gt;</text:span></text:p>
          </table:table-cell>
          <table:table-cell office:value-type="string" calcext:value-type="string">
            <text:p>There are a total of 112 cities in the Philippines.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45" office:value-type="string" calcext:value-type="string">
            <text:p>&lt;(#is|are|was|were#VERB)&lt;(<text:span text:style-name="T4">attr</text:span>#{q_unit_objType}#NNP|NN)&lt;(<text:span text:style-name="T4">num</text:span>#{q_value}#CD)(<text:span text:style-name="T7">prep</text:span>##IN)&lt;(<text:span text:style-name="T3">pobj</text:span>#{<text:span text:style-name="T4">arg</text:span><text:span text:style-name="T6">}#NNP|NN|PRP)&gt;&gt;&gt;&gt;</text:span></text:p>
          </table:table-cell>
          <table:table-cell office:value-type="string" calcext:value-type="string">
            <text:p>There are 79 provinces in the country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7P1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7P2" style:volatile="true">
      <loext:fill-character> </loext:fill-character>
      <number:text>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 style:data-style-name="N2" text:time-value="19:00:49.0570054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02:17:26.400872141</meta:creation-date>
    <dc:date>2016-05-10T19:02:55.283195979</dc:date>
    <meta:editing-duration>PT5H41M20S</meta:editing-duration>
    <meta:editing-cycles>70</meta:editing-cycles>
    <meta:generator>LibreOffice/4.4.2.2$Linux_X86_64 LibreOffice_project/40m0$Build-2</meta:generator>
    <meta:document-statistic meta:table-count="3" meta:cell-count="1159" meta:object-count="0"/>
  </office:meta>
</office:document-meta>
</file>